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5.0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3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  <table:table-cell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moveModeDeckA">
            <text:p>moveModeDeckA</text:p>
          </table:table-cell>
          <table:table-cell table:formula="of:=[.I62]&amp;&quot;,&quot;&amp;&quot;176&quot;&amp;&quot;,&quot;&amp;[.F62]&amp;&quot;,&quot;&amp;[.G62]&amp;&quot;,&quot;&amp;[.H62]" office:value-type="string" office:string-value="moveModeDeckA,176,1,5,1">
            <text:p>moveModeDeckA,176,1,5,1</text:p>
          </table:table-cell>
          <table:table-cell office:value-type="string">
            <text:p>replaced with direct set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63]&amp;[.A63]&amp;[.D63]&amp;[.C63]&amp;[.E63]" office:value-type="string" office:string-value="moveModeDeckAReturn">
            <text:p>moveModeDeckAReturn</text:p>
          </table:table-cell>
          <table:table-cell table:formula="of:=[.I63]&amp;&quot;,&quot;&amp;&quot;176&quot;&amp;&quot;,&quot;&amp;[.F63]&amp;&quot;,&quot;&amp;[.G63]&amp;&quot;,&quot;&amp;[.H63]" office:value-type="string" office:string-value="moveModeDeckAReturn,176,1,47,1">
            <text:p>moveModeDeckAReturn,176,1,47,1</text:p>
          </table:table-cell>
          <table:table-cell office:value-type="string">
            <text:p>reused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moveSizeDeckAForwardPress">
            <text:p>moveSizeDeckA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moveSizeDeckAForwardPress,176,1,6,1">
            <text:p>moveSizeDeckAForwardPress,176,1,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moveSizeDeckAForwardRelease">
            <text:p>moveSizeDeckA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moveSizeDeckAForwardRelease,176,1,6,0">
            <text:p>moveSizeDeckAForwardRelease,176,1,6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moveSizeDeckABackwardPress">
            <text:p>moveSizeDeckABackwardPress</text:p>
          </table:table-cell>
          <table:table-cell table:formula="of:=[.I66]&amp;&quot;,&quot;&amp;&quot;176&quot;&amp;&quot;,&quot;&amp;[.F66]&amp;&quot;,&quot;&amp;[.G66]&amp;&quot;,&quot;&amp;[.H66]" office:value-type="string" office:string-value="moveSizeDeckABackwardPress,176,1,7,1">
            <text:p>moveSizeDeckABackwardPress,176,1,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moveSizeDeckABackwardRelease">
            <text:p>moveSizeDeckABackwardRelease</text:p>
          </table:table-cell>
          <table:table-cell table:formula="of:=[.I67]&amp;&quot;,&quot;&amp;&quot;176&quot;&amp;&quot;,&quot;&amp;[.F67]&amp;&quot;,&quot;&amp;[.G67]&amp;&quot;,&quot;&amp;[.H67]" office:value-type="string" office:string-value="moveSizeDeckABackwardRelease,176,1,7,0">
            <text:p>moveSizeDeckABackwardRelease,176,1,7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moveDeckAForwardPress">
            <text:p>move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moveDeckAForwardPress,176,1,8,1">
            <text:p>moveDeckAForwardPress,176,1,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moveDeckAForwardRelease">
            <text:p>move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moveDeckAForwardRelease,176,1,8,0">
            <text:p>moveDeckAForwardRelease,176,1,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moveDeckABackwardPress">
            <text:p>move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moveDeckABackwardPress,176,1,9,1">
            <text:p>moveDeckABackwardPress,176,1,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moveDeckABackwardRelease">
            <text:p>move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moveDeckABackwardRelease,176,1,9,0">
            <text:p>moveDeckABackwardRelease,176,1,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moveSizeDeckAReturn">
            <text:p>moveSizeDeckAReturn</text:p>
          </table:table-cell>
          <table:table-cell table:formula="of:=[.I72]&amp;&quot;,&quot;&amp;&quot;176&quot;&amp;&quot;,&quot;&amp;[.F72]&amp;&quot;,&quot;&amp;[.G72]&amp;&quot;,&quot;&amp;[.H72]" office:value-type="string" office:string-value="moveSizeDeckAReturn,176,1,48,1">
            <text:p>moveSizeDeckAReturn,176,1,4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3]&amp;[.A73]&amp;[.D73]&amp;[.C73]&amp;[.E73]" office:value-type="string" office:string-value="UnusedDeckA">
            <text:p>UnusedDeckA</text:p>
          </table:table-cell>
          <table:table-cell table:formula="of:=[.I73]&amp;&quot;,&quot;&amp;&quot;176&quot;&amp;&quot;,&quot;&amp;[.F73]&amp;&quot;,&quot;&amp;[.G73]&amp;&quot;,&quot;&amp;[.H73]" office:value-type="string" office:string-value="UnusedDeckA,176,1,11,1">
            <text:p>UnusedDeckA,176,1,1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4]&amp;[.A74]&amp;[.D74]&amp;[.C74]&amp;[.E74]" office:value-type="string" office:string-value="UnusedDeckA">
            <text:p>UnusedDeckA</text:p>
          </table:table-cell>
          <table:table-cell table:formula="of:=[.I74]&amp;&quot;,&quot;&amp;&quot;176&quot;&amp;&quot;,&quot;&amp;[.F74]&amp;&quot;,&quot;&amp;[.G74]&amp;&quot;,&quot;&amp;[.H74]" office:value-type="string" office:string-value="UnusedDeckA,176,1,11,0">
            <text:p>UnusedDeckA,176,1,11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5]&amp;[.A75]&amp;[.D75]&amp;[.C75]&amp;[.E75]" office:value-type="string" office:string-value="UnusedDeckA">
            <text:p>UnusedDeckA</text:p>
          </table:table-cell>
          <table:table-cell table:formula="of:=[.I75]&amp;&quot;,&quot;&amp;&quot;176&quot;&amp;&quot;,&quot;&amp;[.F75]&amp;&quot;,&quot;&amp;[.G75]&amp;&quot;,&quot;&amp;[.H75]" office:value-type="string" office:string-value="UnusedDeckA,176,1,12,1">
            <text:p>UnusedDeckA,176,1,1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6]&amp;[.A76]&amp;[.D76]&amp;[.C76]&amp;[.E76]" office:value-type="string" office:string-value="UnusedDeckA">
            <text:p>UnusedDeckA</text:p>
          </table:table-cell>
          <table:table-cell table:formula="of:=[.I76]&amp;&quot;,&quot;&amp;&quot;176&quot;&amp;&quot;,&quot;&amp;[.F76]&amp;&quot;,&quot;&amp;[.G76]&amp;&quot;,&quot;&amp;[.H76]" office:value-type="string" office:string-value="UnusedDeckA,176,1,12,0">
            <text:p>UnusedDeckA,176,1,12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7]&amp;[.A77]&amp;[.C77]&amp;[.D77]" office:value-type="string" office:string-value="selectSetHotcueDeckA1Press">
            <text:p>selectSetHotcueDeckA1Press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Press,176,1,13,1">
            <text:p>selectSetHotcueDeckA1Press,176,1,1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8]&amp;[.A78]&amp;[.C78]&amp;[.D78]" office:value-type="string" office:string-value="selectSetHotcueDeckA1Release">
            <text:p>selectSetHotcueDeckA1Release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Release,176,1,13,0">
            <text:p>selectSetHotcueDeckA1Release,176,1,1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9]&amp;[.A79]&amp;[.C79]&amp;[.D79]" office:value-type="string" office:string-value="selectSetHotcueDeckA2Press">
            <text:p>selectSetHotcueDeckA2Press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Press,176,1,14,1">
            <text:p>selectSetHotcueDeckA2Press,176,1,1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0]&amp;[.A80]&amp;[.C80]&amp;[.D80]" office:value-type="string" office:string-value="selectSetHotcueDeckA2Release">
            <text:p>selectSetHotcueDeckA2Release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Release,176,1,14,0">
            <text:p>selectSetHotcueDeckA2Release,176,1,14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1]&amp;[.A81]&amp;[.C81]&amp;[.D81]" office:value-type="string" office:string-value="selectSetHotcueDeckA3Press">
            <text:p>selectSetHotcueDeckA3Press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Press,176,1,15,1">
            <text:p>selectSetHotcueDeckA3Press,176,1,1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2]&amp;[.A82]&amp;[.C82]&amp;[.D82]" office:value-type="string" office:string-value="selectSetHotcueDeckA3Release">
            <text:p>selectSetHotcueDeckA3Release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Release,176,1,15,0">
            <text:p>selectSetHotcueDeckA3Release,176,1,15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3]&amp;[.A83]&amp;[.C83]&amp;[.D83]" office:value-type="string" office:string-value="selectSetHotcueDeckA4Press">
            <text:p>selectSetHotcueDeckA4Press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Press,176,1,16,1">
            <text:p>selectSetHotcueDeckA4Press,176,1,1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4]&amp;[.A84]&amp;[.C84]&amp;[.D84]" office:value-type="string" office:string-value="selectSetHotcueDeckA4Release">
            <text:p>selectSetHotcueDeckA4Release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Release,176,1,16,0">
            <text:p>selectSetHotcueDeckA4Release,176,1,16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5]&amp;[.A85]&amp;[.C85]&amp;[.D85]" office:value-type="string" office:string-value="selectSetHotcueDeckA5Press">
            <text:p>selectSetHotcueDeckA5Press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Press,176,1,17,1">
            <text:p>selectSetHotcueDeckA5Press,176,1,1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6]&amp;[.A86]&amp;[.C86]&amp;[.D86]" office:value-type="string" office:string-value="selectSetHotcueDeckA5Release">
            <text:p>selectSetHotcueDeckA5Release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Release,176,1,17,0">
            <text:p>selectSetHotcueDeckA5Release,176,1,17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7]&amp;[.A87]&amp;[.C87]&amp;[.D87]" office:value-type="string" office:string-value="selectSetHotcueDeckA6Press">
            <text:p>selectSetHotcueDeckA6Press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Press,176,1,18,1">
            <text:p>selectSetHotcueDeckA6Press,176,1,1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8]&amp;[.A88]&amp;[.C88]&amp;[.D88]" office:value-type="string" office:string-value="selectSetHotcueDeckA6Release">
            <text:p>selectSetHotcueDeckA6Release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Release,176,1,18,0">
            <text:p>selectSetHotcueDeckA6Release,176,1,1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9]&amp;[.A89]&amp;[.C89]&amp;[.D89]" office:value-type="string" office:string-value="selectSetHotcueDeckA7Press">
            <text:p>selectSetHotcueDeckA7Press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Press,176,1,19,1">
            <text:p>selectSetHotcueDeckA7Press,176,1,1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0]&amp;[.A90]&amp;[.C90]&amp;[.D90]" office:value-type="string" office:string-value="selectSetHotcueDeckA7Release">
            <text:p>selectSetHotcueDeckA7Release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Release,176,1,19,0">
            <text:p>selectSetHotcueDeckA7Release,176,1,1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1]&amp;[.A91]&amp;[.C91]&amp;[.D91]" office:value-type="string" office:string-value="selectSetHotcueDeckA8Press">
            <text:p>selectSetHotcueDeckA8Press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Press,176,1,20,1">
            <text:p>selectSetHotcueDeckA8Press,176,1,2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2]&amp;[.A92]&amp;[.C92]&amp;[.D92]" office:value-type="string" office:string-value="selectSetHotcueDeckA8Release">
            <text:p>selectSetHotcueDeckA8Release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Release,176,1,20,0">
            <text:p>selectSetHotcueDeckA8Release,176,1,20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1">
            <text:p>deleteHotcueDeckA1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1,176,1,21,1">
            <text:p>deleteHotcueDeckA1,176,1,2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2">
            <text:p>deleteHotcueDeckA2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2,176,1,22,1">
            <text:p>deleteHotcueDeckA2,176,1,2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3">
            <text:p>deleteHotcueDeckA3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3,176,1,23,1">
            <text:p>deleteHotcueDeckA3,176,1,2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4">
            <text:p>deleteHotcueDeckA4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4,176,1,24,1">
            <text:p>deleteHotcueDeckA4,176,1,2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5">
            <text:p>deleteHotcueDeckA5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5,176,1,25,1">
            <text:p>deleteHotcueDeckA5,176,1,2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6">
            <text:p>deleteHotcueDeckA6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6,176,1,26,1">
            <text:p>deleteHotcueDeckA6,176,1,2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7">
            <text:p>deleteHotcueDeckA7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7,176,1,27,1">
            <text:p>deleteHotcueDeckA7,176,1,2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8">
            <text:p>deleteHotcueDeckA8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8,176,1,28,1">
            <text:p>deleteHotcueDeckA8,176,1,2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1">
            <text:p>hotcueTypeDeckA1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1,176,1,29,1">
            <text:p>hotcueTypeDeckA1,176,1,2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2">
            <text:p>hotcueTypeDeckA2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2,176,1,30,1">
            <text:p>hotcueTypeDeckA2,176,1,3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3">
            <text:p>hotcueTypeDeckA3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3,176,1,31,1">
            <text:p>hotcueTypeDeckA3,176,1,3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4">
            <text:p>hotcueTypeDeckA4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4,176,1,32,1">
            <text:p>hotcueTypeDeckA4,176,1,3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5">
            <text:p>hotcueTypeDeckA5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5,176,1,33,1">
            <text:p>hotcueTypeDeckA5,176,1,3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6">
            <text:p>hotcueTypeDeckA6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6,176,1,34,1">
            <text:p>hotcueTypeDeckA6,176,1,3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7">
            <text:p>hotcueTypeDeckA7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7,176,1,35,1">
            <text:p>hotcueTypeDeckA7,176,1,3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8">
            <text:p>hotcueTypeDeckA8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8,176,1,36,1">
            <text:p>hotcueTypeDeckA8,176,1,3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9]&amp;[.A109]" office:value-type="string" office:string-value="playReturnDeckA">
            <text:p>playReturnDeckA</text:p>
          </table:table-cell>
          <table:table-cell table:formula="of:=[.I109]&amp;&quot;,&quot;&amp;&quot;176&quot;&amp;&quot;,&quot;&amp;[.F109]&amp;&quot;,&quot;&amp;[.G109]&amp;&quot;,&quot;&amp;[.H109]" office:value-type="string" office:string-value="playReturnDeckA,176,1,37,1">
            <text:p>playReturnDeckA,176,1,3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Forward">
            <text:p>jogTurnDeckAFineFor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Forward,176,1,38,1">
            <text:p>jogTurnDeckAFineForward,176,1,3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39,1">
            <text:p>jogTurnDeckAFineBackward,176,1,3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0,1">
            <text:p>jogTurnDeckACoarseForward,176,1,4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Backward">
            <text:p>jogTurnDeckACoarseBack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Backward,176,1,41,1">
            <text:p>jogTurnDeckACoarseBackward,176,1,4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phaseSyncDeckA">
            <text:p>phaseSyncDeckA</text:p>
          </table:table-cell>
          <table:table-cell table:formula="of:=[.I114]&amp;&quot;,&quot;&amp;&quot;176&quot;&amp;&quot;,&quot;&amp;[.F114]&amp;&quot;,&quot;&amp;[.G114]&amp;&quot;,&quot;&amp;[.H114]" office:value-type="string" office:string-value="phaseSyncDeckA,176,1,42,1">
            <text:p>phaseSyncDeckA,176,1,4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DeckA">
            <text:p>syncOn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DeckA,176,1,43,1">
            <text:p>syncOnDeckA,176,1,4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ReturnDeckA">
            <text:p>syncOnRetur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ReturnDeckA,176,1,44,1">
            <text:p>syncOnReturnDeckA,176,1,4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DeckA">
            <text:p>tempoMaster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DeckA,176,1,45,1">
            <text:p>tempoMasterDeckA,176,1,4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ReturnDeckA">
            <text:p>tempoMasterReturn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ReturnDeckA,176,1,46,1">
            <text:p>tempoMasterReturnDeckA,176,1,4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loopActiveDeckA">
            <text:p>loopActiveDeckA</text:p>
          </table:table-cell>
          <table:table-cell table:formula="of:=[.I119]&amp;&quot;,&quot;&amp;&quot;176&quot;&amp;&quot;,&quot;&amp;[.F119]&amp;&quot;,&quot;&amp;[.G119]&amp;&quot;,&quot;&amp;[.H119]" office:value-type="string" office:string-value="loopActiveDeckA,176,1,49,1">
            <text:p>loopActiveDeckA,176,1,4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20]&amp;[.C120]&amp;[.A120]&amp;[.D120]" office:value-type="string" office:string-value="loopSizeIncDeckAPress">
            <text:p>loopSizeIncDeckAPress</text:p>
          </table:table-cell>
          <table:table-cell table:formula="of:=[.I120]&amp;&quot;,&quot;&amp;&quot;176&quot;&amp;&quot;,&quot;&amp;[.F120]&amp;&quot;,&quot;&amp;[.G120]&amp;&quot;,&quot;&amp;[.H120]" office:value-type="string" office:string-value="loopSizeIncDeckAPress,176,1,50,1">
            <text:p>loopSizeIncDeckAPress,176,1,5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21]&amp;[.C121]&amp;[.A121]&amp;[.D121]" office:value-type="string" office:string-value="loopSizeDecDeckAPress">
            <text:p>loopSizeDecDeckAPress</text:p>
          </table:table-cell>
          <table:table-cell table:formula="of:=[.I121]&amp;&quot;,&quot;&amp;&quot;176&quot;&amp;&quot;,&quot;&amp;[.F121]&amp;&quot;,&quot;&amp;[.G121]&amp;&quot;,&quot;&amp;[.H121]" office:value-type="string" office:string-value="loopSizeDecDeckAPress,176,1,51,1">
            <text:p>loopSizeDecDeckAPress,176,1,5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122]&amp;[.C122]&amp;[.A122]&amp;[.D122]" office:value-type="string" office:string-value="loopSizeIncDeckARelease">
            <text:p>loopSizeIncDeckARelease</text:p>
          </table:table-cell>
          <table:table-cell table:formula="of:=[.I122]&amp;&quot;,&quot;&amp;&quot;176&quot;&amp;&quot;,&quot;&amp;[.F122]&amp;&quot;,&quot;&amp;[.G122]&amp;&quot;,&quot;&amp;[.H122]" office:value-type="string" office:string-value="loopSizeIncDeckARelease,176,1,50,0">
            <text:p>loopSizeIncDeckARelease,176,1,50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123]&amp;[.C123]&amp;[.A123]&amp;[.D123]" office:value-type="string" office:string-value="loopSizeDecDeckARelease">
            <text:p>loopSizeDecDeckARelease</text:p>
          </table:table-cell>
          <table:table-cell table:formula="of:=[.I123]&amp;&quot;,&quot;&amp;&quot;176&quot;&amp;&quot;,&quot;&amp;[.F123]&amp;&quot;,&quot;&amp;[.G123]&amp;&quot;,&quot;&amp;[.H123]" office:value-type="string" office:string-value="loopSizeDecDeckARelease,176,1,51,0">
            <text:p>loopSizeDecDeckARelease,176,1,51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opInDeckA">
            <text:p>loopInDeckA</text:p>
          </table:table-cell>
          <table:table-cell table:formula="of:=[.I124]&amp;&quot;,&quot;&amp;&quot;176&quot;&amp;&quot;,&quot;&amp;[.F124]&amp;&quot;,&quot;&amp;[.G124]&amp;&quot;,&quot;&amp;[.H124]" office:value-type="string" office:string-value="loopInDeckA,176,1,54,1">
            <text:p>loopInDeckA,176,1,54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125]&amp;[.A125]" office:value-type="string" office:string-value="loopOutDeckA">
            <text:p>loopOutDeckA</text:p>
          </table:table-cell>
          <table:table-cell table:formula="of:=[.I125]&amp;&quot;,&quot;&amp;&quot;176&quot;&amp;&quot;,&quot;&amp;[.F125]&amp;&quot;,&quot;&amp;[.G125]&amp;&quot;,&quot;&amp;[.H125]" office:value-type="string" office:string-value="loopOutDeckA,176,1,55,1">
            <text:p>loopOutDeckA,176,1,55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126]&amp;[.D126]&amp;[.A126]" office:value-type="string" office:string-value="loopActiveReturnDeckA">
            <text:p>loopActiveReturnDeckA</text:p>
          </table:table-cell>
          <table:table-cell table:formula="of:=[.I126]&amp;&quot;,&quot;&amp;&quot;176&quot;&amp;&quot;,&quot;&amp;[.F126]&amp;&quot;,&quot;&amp;[.G126]&amp;&quot;,&quot;&amp;[.H126]" office:value-type="string" office:string-value="loopActiveReturnDeckA,176,1,56,1">
            <text:p>loopActiveReturnDeckA,176,1,5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127]&amp;[.C127]&amp;[.D127]&amp;[.A127]" office:value-type="string" office:string-value="loopSizeReturnDeckA">
            <text:p>loopSizeReturnDeckA</text:p>
          </table:table-cell>
          <table:table-cell table:formula="of:=[.I127]&amp;&quot;,&quot;&amp;&quot;176&quot;&amp;&quot;,&quot;&amp;[.F127]&amp;&quot;,&quot;&amp;[.G127]&amp;&quot;,&quot;&amp;[.H127]" office:value-type="string" office:string-value="loopSizeReturnDeckA,176,1,57,1">
            <text:p>loopSizeReturnDeckA,176,1,5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128]&amp;[.C128]&amp;[.D128]&amp;[.A128]" office:value-type="string" office:string-value="loopSizeSelectSetf32DeckA">
            <text:p>loopSizeSelectSetf32DeckA</text:p>
          </table:table-cell>
          <table:table-cell table:formula="of:=[.I128]&amp;&quot;,&quot;&amp;&quot;176&quot;&amp;&quot;,&quot;&amp;[.F128]&amp;&quot;,&quot;&amp;[.G128]&amp;&quot;,&quot;&amp;[.H128]" office:value-type="string" office:string-value="loopSizeSelectSetf32DeckA,176,1,58,1">
            <text:p>loopSizeSelectSetf32DeckA,176,1,5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129]&amp;[.C129]&amp;[.D129]&amp;[.A129]" office:value-type="string" office:string-value="loopSizeSelectSetf16DeckA">
            <text:p>loopSizeSelectSetf16DeckA</text:p>
          </table:table-cell>
          <table:table-cell table:formula="of:=[.I129]&amp;&quot;,&quot;&amp;&quot;176&quot;&amp;&quot;,&quot;&amp;[.F129]&amp;&quot;,&quot;&amp;[.G129]&amp;&quot;,&quot;&amp;[.H129]" office:value-type="string" office:string-value="loopSizeSelectSetf16DeckA,176,1,59,1">
            <text:p>loopSizeSelectSetf16DeckA,176,1,5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130]&amp;[.C130]&amp;[.D130]&amp;[.A130]" office:value-type="string" office:string-value="loopSizeSelectSetf8DeckA">
            <text:p>loopSizeSelectSetf8DeckA</text:p>
          </table:table-cell>
          <table:table-cell table:formula="of:=[.I130]&amp;&quot;,&quot;&amp;&quot;176&quot;&amp;&quot;,&quot;&amp;[.F130]&amp;&quot;,&quot;&amp;[.G130]&amp;&quot;,&quot;&amp;[.H130]" office:value-type="string" office:string-value="loopSizeSelectSetf8DeckA,176,1,60,1">
            <text:p>loopSizeSelectSetf8DeckA,176,1,6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131]&amp;[.C131]&amp;[.D131]&amp;[.A131]" office:value-type="string" office:string-value="loopSizeSelectSetf4DeckA">
            <text:p>loopSizeSelectSetf4DeckA</text:p>
          </table:table-cell>
          <table:table-cell table:formula="of:=[.I131]&amp;&quot;,&quot;&amp;&quot;176&quot;&amp;&quot;,&quot;&amp;[.F131]&amp;&quot;,&quot;&amp;[.G131]&amp;&quot;,&quot;&amp;[.H131]" office:value-type="string" office:string-value="loopSizeSelectSetf4DeckA,176,1,61,1">
            <text:p>loopSizeSelectSetf4DeckA,176,1,6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132]&amp;[.C132]&amp;[.D132]&amp;[.A132]" office:value-type="string" office:string-value="loopSizeSelectSetf2DeckA">
            <text:p>loopSizeSelectSetf2DeckA</text:p>
          </table:table-cell>
          <table:table-cell table:formula="of:=[.I132]&amp;&quot;,&quot;&amp;&quot;176&quot;&amp;&quot;,&quot;&amp;[.F132]&amp;&quot;,&quot;&amp;[.G132]&amp;&quot;,&quot;&amp;[.H132]" office:value-type="string" office:string-value="loopSizeSelectSetf2DeckA,176,1,62,1">
            <text:p>loopSizeSelectSetf2DeckA,176,1,6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133]&amp;[.C133]&amp;[.D133]&amp;[.A133]" office:value-type="string" office:string-value="loopSizeSelectSeti1DeckA">
            <text:p>loopSizeSelectSeti1DeckA</text:p>
          </table:table-cell>
          <table:table-cell table:formula="of:=[.I133]&amp;&quot;,&quot;&amp;&quot;176&quot;&amp;&quot;,&quot;&amp;[.F133]&amp;&quot;,&quot;&amp;[.G133]&amp;&quot;,&quot;&amp;[.H133]" office:value-type="string" office:string-value="loopSizeSelectSeti1DeckA,176,1,63,1">
            <text:p>loopSizeSelectSeti1DeckA,176,1,6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134]&amp;[.C134]&amp;[.D134]&amp;[.A134]" office:value-type="string" office:string-value="loopSizeSelectSeti2DeckA">
            <text:p>loopSizeSelectSeti2DeckA</text:p>
          </table:table-cell>
          <table:table-cell table:formula="of:=[.I134]&amp;&quot;,&quot;&amp;&quot;176&quot;&amp;&quot;,&quot;&amp;[.F134]&amp;&quot;,&quot;&amp;[.G134]&amp;&quot;,&quot;&amp;[.H134]" office:value-type="string" office:string-value="loopSizeSelectSeti2DeckA,176,1,64,1">
            <text:p>loopSizeSelectSeti2DeckA,176,1,6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135]&amp;[.C135]&amp;[.D135]&amp;[.A135]" office:value-type="string" office:string-value="loopSizeSelectSeti4DeckA">
            <text:p>loopSizeSelectSeti4DeckA</text:p>
          </table:table-cell>
          <table:table-cell table:formula="of:=[.I135]&amp;&quot;,&quot;&amp;&quot;176&quot;&amp;&quot;,&quot;&amp;[.F135]&amp;&quot;,&quot;&amp;[.G135]&amp;&quot;,&quot;&amp;[.H135]" office:value-type="string" office:string-value="loopSizeSelectSeti4DeckA,176,1,65,1">
            <text:p>loopSizeSelectSeti4DeckA,176,1,6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136]&amp;[.C136]&amp;[.D136]&amp;[.A136]" office:value-type="string" office:string-value="loopSizeSelectSeti8DeckA">
            <text:p>loopSizeSelectSeti8DeckA</text:p>
          </table:table-cell>
          <table:table-cell table:formula="of:=[.I136]&amp;&quot;,&quot;&amp;&quot;176&quot;&amp;&quot;,&quot;&amp;[.F136]&amp;&quot;,&quot;&amp;[.G136]&amp;&quot;,&quot;&amp;[.H136]" office:value-type="string" office:string-value="loopSizeSelectSeti8DeckA,176,1,66,1">
            <text:p>loopSizeSelectSeti8DeckA,176,1,6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137]&amp;[.C137]&amp;[.D137]&amp;[.A137]" office:value-type="string" office:string-value="loopSizeSelectSeti16DeckA">
            <text:p>loopSizeSelectSeti16DeckA</text:p>
          </table:table-cell>
          <table:table-cell table:formula="of:=[.I137]&amp;&quot;,&quot;&amp;&quot;176&quot;&amp;&quot;,&quot;&amp;[.F137]&amp;&quot;,&quot;&amp;[.G137]&amp;&quot;,&quot;&amp;[.H137]" office:value-type="string" office:string-value="loopSizeSelectSeti16DeckA,176,1,67,1">
            <text:p>loopSizeSelectSeti16DeckA,176,1,6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138]&amp;[.C138]&amp;[.D138]&amp;[.A138]" office:value-type="string" office:string-value="loopSizeSelectSeti32DeckA">
            <text:p>loopSizeSelectSeti32DeckA</text:p>
          </table:table-cell>
          <table:table-cell table:formula="of:=[.I138]&amp;&quot;,&quot;&amp;&quot;176&quot;&amp;&quot;,&quot;&amp;[.F138]&amp;&quot;,&quot;&amp;[.G138]&amp;&quot;,&quot;&amp;[.H138]" office:value-type="string" office:string-value="loopSizeSelectSeti32DeckA,176,1,68,1">
            <text:p>loopSizeSelectSeti32DeckA,176,1,6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139]&amp;[.C139]&amp;[.D139]&amp;[.A139]" office:value-type="string" office:string-value="loopSizeSelectSetBackwardf32DeckA">
            <text:p>loopSizeSelectSetBackwardf32DeckA</text:p>
          </table:table-cell>
          <table:table-cell table:formula="of:=[.I139]&amp;&quot;,&quot;&amp;&quot;176&quot;&amp;&quot;,&quot;&amp;[.F139]&amp;&quot;,&quot;&amp;[.G139]&amp;&quot;,&quot;&amp;[.H139]" office:value-type="string" office:string-value="loopSizeSelectSetBackwardf32DeckA,176,1,69,1">
            <text:p>loopSizeSelectSetBackwardf32DeckA,176,1,6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140]&amp;[.C140]&amp;[.D140]&amp;[.A140]" office:value-type="string" office:string-value="loopSizeSelectSetBackwardf16DeckA">
            <text:p>loopSizeSelectSetBackwardf16DeckA</text:p>
          </table:table-cell>
          <table:table-cell table:formula="of:=[.I140]&amp;&quot;,&quot;&amp;&quot;176&quot;&amp;&quot;,&quot;&amp;[.F140]&amp;&quot;,&quot;&amp;[.G140]&amp;&quot;,&quot;&amp;[.H140]" office:value-type="string" office:string-value="loopSizeSelectSetBackwardf16DeckA,176,1,70,1">
            <text:p>loopSizeSelectSetBackwardf16DeckA,176,1,7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141]&amp;[.C141]&amp;[.D141]&amp;[.A141]" office:value-type="string" office:string-value="loopSizeSelectSetBackwardf8DeckA">
            <text:p>loopSizeSelectSetBackwardf8DeckA</text:p>
          </table:table-cell>
          <table:table-cell table:formula="of:=[.I141]&amp;&quot;,&quot;&amp;&quot;176&quot;&amp;&quot;,&quot;&amp;[.F141]&amp;&quot;,&quot;&amp;[.G141]&amp;&quot;,&quot;&amp;[.H141]" office:value-type="string" office:string-value="loopSizeSelectSetBackwardf8DeckA,176,1,71,1">
            <text:p>loopSizeSelectSetBackwardf8DeckA,176,1,7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142]&amp;[.C142]&amp;[.D142]&amp;[.A142]" office:value-type="string" office:string-value="loopSizeSelectSetBackwardf4DeckA">
            <text:p>loopSizeSelectSetBackwardf4DeckA</text:p>
          </table:table-cell>
          <table:table-cell table:formula="of:=[.I142]&amp;&quot;,&quot;&amp;&quot;176&quot;&amp;&quot;,&quot;&amp;[.F142]&amp;&quot;,&quot;&amp;[.G142]&amp;&quot;,&quot;&amp;[.H142]" office:value-type="string" office:string-value="loopSizeSelectSetBackwardf4DeckA,176,1,72,1">
            <text:p>loopSizeSelectSetBackwardf4DeckA,176,1,7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143]&amp;[.C143]&amp;[.D143]&amp;[.A143]" office:value-type="string" office:string-value="loopSizeSelectSetBackwardf2DeckA">
            <text:p>loopSizeSelectSetBackwardf2DeckA</text:p>
          </table:table-cell>
          <table:table-cell table:formula="of:=[.I143]&amp;&quot;,&quot;&amp;&quot;176&quot;&amp;&quot;,&quot;&amp;[.F143]&amp;&quot;,&quot;&amp;[.G143]&amp;&quot;,&quot;&amp;[.H143]" office:value-type="string" office:string-value="loopSizeSelectSetBackwardf2DeckA,176,1,73,1">
            <text:p>loopSizeSelectSetBackwardf2DeckA,176,1,7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144]&amp;[.C144]&amp;[.D144]&amp;[.A144]" office:value-type="string" office:string-value="loopSizeSelectSetBackwardi1DeckA">
            <text:p>loopSizeSelectSetBackwardi1DeckA</text:p>
          </table:table-cell>
          <table:table-cell table:formula="of:=[.I144]&amp;&quot;,&quot;&amp;&quot;176&quot;&amp;&quot;,&quot;&amp;[.F144]&amp;&quot;,&quot;&amp;[.G144]&amp;&quot;,&quot;&amp;[.H144]" office:value-type="string" office:string-value="loopSizeSelectSetBackwardi1DeckA,176,1,74,1">
            <text:p>loopSizeSelectSetBackwardi1DeckA,176,1,7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145]&amp;[.C145]&amp;[.D145]&amp;[.A145]" office:value-type="string" office:string-value="loopSizeSelectSetBackwardi2DeckA">
            <text:p>loopSizeSelectSetBackwardi2DeckA</text:p>
          </table:table-cell>
          <table:table-cell table:formula="of:=[.I145]&amp;&quot;,&quot;&amp;&quot;176&quot;&amp;&quot;,&quot;&amp;[.F145]&amp;&quot;,&quot;&amp;[.G145]&amp;&quot;,&quot;&amp;[.H145]" office:value-type="string" office:string-value="loopSizeSelectSetBackwardi2DeckA,176,1,75,1">
            <text:p>loopSizeSelectSetBackwardi2DeckA,176,1,7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146]&amp;[.C146]&amp;[.D146]&amp;[.A146]" office:value-type="string" office:string-value="loopSizeSelectSetBackwardi4DeckA">
            <text:p>loopSizeSelectSetBackwardi4DeckA</text:p>
          </table:table-cell>
          <table:table-cell table:formula="of:=[.I146]&amp;&quot;,&quot;&amp;&quot;176&quot;&amp;&quot;,&quot;&amp;[.F146]&amp;&quot;,&quot;&amp;[.G146]&amp;&quot;,&quot;&amp;[.H146]" office:value-type="string" office:string-value="loopSizeSelectSetBackwardi4DeckA,176,1,76,1">
            <text:p>loopSizeSelectSetBackwardi4DeckA,176,1,7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147]&amp;[.C147]&amp;[.D147]&amp;[.A147]" office:value-type="string" office:string-value="loopSizeSelectSetBackwardi8DeckA">
            <text:p>loopSizeSelectSetBackwardi8DeckA</text:p>
          </table:table-cell>
          <table:table-cell table:formula="of:=[.I147]&amp;&quot;,&quot;&amp;&quot;176&quot;&amp;&quot;,&quot;&amp;[.F147]&amp;&quot;,&quot;&amp;[.G147]&amp;&quot;,&quot;&amp;[.H147]" office:value-type="string" office:string-value="loopSizeSelectSetBackwardi8DeckA,176,1,77,1">
            <text:p>loopSizeSelectSetBackwardi8DeckA,176,1,7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148]&amp;[.C148]&amp;[.D148]&amp;[.A148]" office:value-type="string" office:string-value="loopSizeSelectSetBackwardi16DeckA">
            <text:p>loopSizeSelectSetBackwardi16DeckA</text:p>
          </table:table-cell>
          <table:table-cell table:formula="of:=[.I148]&amp;&quot;,&quot;&amp;&quot;176&quot;&amp;&quot;,&quot;&amp;[.F148]&amp;&quot;,&quot;&amp;[.G148]&amp;&quot;,&quot;&amp;[.H148]" office:value-type="string" office:string-value="loopSizeSelectSetBackwardi16DeckA,176,1,78,1">
            <text:p>loopSizeSelectSetBackwardi16DeckA,176,1,7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149]&amp;[.C149]&amp;[.D149]&amp;[.A149]" office:value-type="string" office:string-value="loopSizeSelectSetBackwardi32DeckA">
            <text:p>loopSizeSelectSetBackwardi32DeckA</text:p>
          </table:table-cell>
          <table:table-cell table:formula="of:=[.I149]&amp;&quot;,&quot;&amp;&quot;176&quot;&amp;&quot;,&quot;&amp;[.F149]&amp;&quot;,&quot;&amp;[.G149]&amp;&quot;,&quot;&amp;[.H149]" office:value-type="string" office:string-value="loopSizeSelectSetBackwardi32DeckA,176,1,79,1">
            <text:p>loopSizeSelectSetBackwardi32DeckA,176,1,7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150]&amp;[.C150]&amp;[.D150]&amp;[.A150]" office:value-type="string" office:string-value="loopMoveIncDeckA">
            <text:p>loopMoveIncDeckA</text:p>
          </table:table-cell>
          <table:table-cell table:formula="of:=[.I150]&amp;&quot;,&quot;&amp;&quot;176&quot;&amp;&quot;,&quot;&amp;[.F150]&amp;&quot;,&quot;&amp;[.G150]&amp;&quot;,&quot;&amp;[.H150]" office:value-type="string" office:string-value="loopMoveIncDeckA,176,1,80,1">
            <text:p>loopMoveIncDeckA,176,1,8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151]&amp;[.C151]&amp;[.D151]&amp;[.A151]" office:value-type="string" office:string-value="loopMoveDecDeckA">
            <text:p>loopMoveDecDeckA</text:p>
          </table:table-cell>
          <table:table-cell table:formula="of:=[.I151]&amp;&quot;,&quot;&amp;&quot;176&quot;&amp;&quot;,&quot;&amp;[.F151]&amp;&quot;,&quot;&amp;[.G151]&amp;&quot;,&quot;&amp;[.H151]" office:value-type="string" office:string-value="loopMoveDecDeckA,176,1,81,1">
            <text:p>loopMoveDecDeckA,176,1,8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152]&amp;[.C152]&amp;[.D152]&amp;[.A152]" office:value-type="string" office:string-value="loopInMoveIncDeckA">
            <text:p>loopInMoveIncDeckA</text:p>
          </table:table-cell>
          <table:table-cell table:formula="of:=[.I152]&amp;&quot;,&quot;&amp;&quot;176&quot;&amp;&quot;,&quot;&amp;[.F152]&amp;&quot;,&quot;&amp;[.G152]&amp;&quot;,&quot;&amp;[.H152]" office:value-type="string" office:string-value="loopInMoveIncDeckA,176,1,82,1">
            <text:p>loopInMoveIncDeckA,176,1,8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153]&amp;[.C153]&amp;[.D153]&amp;[.A153]" office:value-type="string" office:string-value="loopInMoveDecDeckA">
            <text:p>loopInMoveDecDeckA</text:p>
          </table:table-cell>
          <table:table-cell table:formula="of:=[.I153]&amp;&quot;,&quot;&amp;&quot;176&quot;&amp;&quot;,&quot;&amp;[.F153]&amp;&quot;,&quot;&amp;[.G153]&amp;&quot;,&quot;&amp;[.H153]" office:value-type="string" office:string-value="loopInMoveDecDeckA,176,1,83,1">
            <text:p>loopInMoveDecDeckA,176,1,8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154]&amp;[.C154]&amp;[.D154]&amp;[.A154]" office:value-type="string" office:string-value="loopOutMoveIncDeckA">
            <text:p>loopOutMoveIncDeckA</text:p>
          </table:table-cell>
          <table:table-cell table:formula="of:=[.I154]&amp;&quot;,&quot;&amp;&quot;176&quot;&amp;&quot;,&quot;&amp;[.F154]&amp;&quot;,&quot;&amp;[.G154]&amp;&quot;,&quot;&amp;[.H154]" office:value-type="string" office:string-value="loopOutMoveIncDeckA,176,1,84,1">
            <text:p>loopOutMoveIncDeckA,176,1,8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155]&amp;[.C155]&amp;[.D155]&amp;[.A155]" office:value-type="string" office:string-value="loopOutMoveDecDeckA">
            <text:p>loopOutMoveDecDeckA</text:p>
          </table:table-cell>
          <table:table-cell table:formula="of:=[.I155]&amp;&quot;,&quot;&amp;&quot;176&quot;&amp;&quot;,&quot;&amp;[.F155]&amp;&quot;,&quot;&amp;[.G155]&amp;&quot;,&quot;&amp;[.H155]" office:value-type="string" office:string-value="loopOutMoveDecDeckA,176,1,85,1">
            <text:p>loopOutMoveDecDeckA,176,1,8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BeatJump</text:p>
          </table:table-cell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[.B156]&amp;[.C156]&amp;[.D156]&amp;[.A156]" office:value-type="string" office:string-value="moveModeBeatJumpDeckA">
            <text:p>moveModeBeatJumpDeckA</text:p>
          </table:table-cell>
          <table:table-cell table:formula="of:=[.I156]&amp;&quot;,&quot;&amp;&quot;176&quot;&amp;&quot;,&quot;&amp;[.F156]&amp;&quot;,&quot;&amp;[.G156]&amp;&quot;,&quot;&amp;[.H156]" office:value-type="string" office:string-value="moveModeBeatJumpDeckA,176,1,86,1">
            <text:p>moveModeBeatJumpDeckA,176,1,86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Loop</text:p>
          </table:table-cell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[.B157]&amp;[.C157]&amp;[.D157]&amp;[.A157]" office:value-type="string" office:string-value="moveModeLoopDeckA">
            <text:p>moveModeLoopDeckA</text:p>
          </table:table-cell>
          <table:table-cell table:formula="of:=[.I157]&amp;&quot;,&quot;&amp;&quot;176&quot;&amp;&quot;,&quot;&amp;[.F157]&amp;&quot;,&quot;&amp;[.G157]&amp;&quot;,&quot;&amp;[.H157]" office:value-type="string" office:string-value="moveModeLoopDeckA,176,1,87,1">
            <text:p>moveModeLoopDeckA,176,1,87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LoopIn</text:p>
          </table:table-cell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B158]&amp;[.C158]&amp;[.D158]&amp;[.A158]" office:value-type="string" office:string-value="moveModeLoopInDeckA">
            <text:p>moveModeLoopInDeckA</text:p>
          </table:table-cell>
          <table:table-cell table:formula="of:=[.I158]&amp;&quot;,&quot;&amp;&quot;176&quot;&amp;&quot;,&quot;&amp;[.F158]&amp;&quot;,&quot;&amp;[.G158]&amp;&quot;,&quot;&amp;[.H158]" office:value-type="string" office:string-value="moveModeLoopInDeckA,176,1,88,1">
            <text:p>moveModeLoopInDeckA,176,1,88,1</text:p>
          </table:table-cell>
          <table:table-cell office:value-type="string">
            <text:p>internal use, no button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LoopOut</text:p>
          </table:table-cell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B159]&amp;[.C159]&amp;[.D159]&amp;[.A159]" office:value-type="string" office:string-value="moveModeLoopOutDeckA">
            <text:p>moveModeLoopOutDeckA</text:p>
          </table:table-cell>
          <table:table-cell table:formula="of:=[.I159]&amp;&quot;,&quot;&amp;&quot;176&quot;&amp;&quot;,&quot;&amp;[.F159]&amp;&quot;,&quot;&amp;[.G159]&amp;&quot;,&quot;&amp;[.H159]" office:value-type="string" office:string-value="moveModeLoopOutDeckA,176,1,89,1">
            <text:p>moveModeLoopOutDeckA,176,1,89,1</text:p>
          </table:table-cell>
          <table:table-cell office:value-type="string">
            <text:p>internal use, no button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64]&amp;[.A164]" office:value-type="string" office:string-value="loadDeckB">
            <text:p>loadDeckB</text:p>
          </table:table-cell>
          <table:table-cell table:formula="of:=[.I164]&amp;&quot;,&quot;&amp;&quot;176&quot;&amp;&quot;,&quot;&amp;[.F164]&amp;&quot;,&quot;&amp;[.G164]&amp;&quot;,&quot;&amp;[.H164]" office:value-type="string" office:string-value="loadDeckB,176,2,0,1">
            <text:p>loadDeckB,176,2,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65]&amp;[.A165]" office:value-type="string" office:string-value="playDeckB">
            <text:p>playDeckB</text:p>
          </table:table-cell>
          <table:table-cell table:formula="of:=[.I165]&amp;&quot;,&quot;&amp;&quot;176&quot;&amp;&quot;,&quot;&amp;[.F165]&amp;&quot;,&quot;&amp;[.G165]&amp;&quot;,&quot;&amp;[.H165]" office:value-type="string" office:string-value="playDeckB,176,2,1,1">
            <text:p>playDeckB,176,2,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66]&amp;[.A166]" office:value-type="string" office:string-value="pauseDeckB">
            <text:p>pauseDeckB</text:p>
          </table:table-cell>
          <table:table-cell table:formula="of:=[.I166]&amp;&quot;,&quot;&amp;&quot;176&quot;&amp;&quot;,&quot;&amp;[.F166]&amp;&quot;,&quot;&amp;[.G166]&amp;&quot;,&quot;&amp;[.H166]" office:value-type="string" office:string-value="pauseDeckB,176,2,2,1">
            <text:p>pauseDeckB,176,2,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67]&amp;[.A167]&amp;[.C167]" office:value-type="string" office:string-value="cueDeckBPress">
            <text:p>cueDeckBPress</text:p>
          </table:table-cell>
          <table:table-cell table:formula="of:=[.I167]&amp;&quot;,&quot;&amp;&quot;176&quot;&amp;&quot;,&quot;&amp;[.F167]&amp;&quot;,&quot;&amp;[.G167]&amp;&quot;,&quot;&amp;[.H167]" office:value-type="string" office:string-value="cueDeckBPress,176,2,3,1">
            <text:p>cueDeckBPress,176,2,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68]&amp;[.A168]&amp;[.C168]" office:value-type="string" office:string-value="cueDeckBRelease">
            <text:p>cueDeckBRelease</text:p>
          </table:table-cell>
          <table:table-cell table:formula="of:=[.I168]&amp;&quot;,&quot;&amp;&quot;176&quot;&amp;&quot;,&quot;&amp;[.F168]&amp;&quot;,&quot;&amp;[.G168]&amp;&quot;,&quot;&amp;[.H168]" office:value-type="string" office:string-value="cueDeckBRelease,176,2,3,0">
            <text:p>cueDeckBRelease,176,2,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69]&amp;[.A169]" office:value-type="string" office:string-value="UnusedDeckB">
            <text:p>UnusedDeckB</text:p>
          </table:table-cell>
          <table:table-cell table:formula="of:=[.I169]&amp;&quot;,&quot;&amp;&quot;176&quot;&amp;&quot;,&quot;&amp;[.F169]&amp;&quot;,&quot;&amp;[.G169]&amp;&quot;,&quot;&amp;[.H169]" office:value-type="string" office:string-value="UnusedDeckB,176,2,4,1">
            <text:p>UnusedDeckB,176,2,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70]&amp;[.A170]&amp;[.D170]&amp;[.C170]&amp;[.E170]" office:value-type="string" office:string-value="moveModeDeckB">
            <text:p>moveModeDeckB</text:p>
          </table:table-cell>
          <table:table-cell table:formula="of:=[.I170]&amp;&quot;,&quot;&amp;&quot;176&quot;&amp;&quot;,&quot;&amp;[.F170]&amp;&quot;,&quot;&amp;[.G170]&amp;&quot;,&quot;&amp;[.H170]" office:value-type="string" office:string-value="moveModeDeckB,176,2,5,1">
            <text:p>moveModeDeckB,176,2,5,1</text:p>
          </table:table-cell>
          <table:table-cell office:value-type="string">
            <text:p>replaced with direct set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71]&amp;[.A171]&amp;[.D171]&amp;[.C171]&amp;[.E171]" office:value-type="string" office:string-value="moveModeDeckBReturn">
            <text:p>moveModeDeckBReturn</text:p>
          </table:table-cell>
          <table:table-cell table:formula="of:=[.I171]&amp;&quot;,&quot;&amp;&quot;176&quot;&amp;&quot;,&quot;&amp;[.F171]&amp;&quot;,&quot;&amp;[.G171]&amp;&quot;,&quot;&amp;[.H171]" office:value-type="string" office:string-value="moveModeDeckBReturn,176,2,47,1">
            <text:p>moveModeDeckBReturn,176,2,47,1</text:p>
          </table:table-cell>
          <table:table-cell office:value-type="string">
            <text:p>reused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72]&amp;[.A172]&amp;[.D172]&amp;[.C172]&amp;[.E172]" office:value-type="string" office:string-value="moveSizeDeckBForwardPress">
            <text:p>moveSizeDeckBForwardPress</text:p>
          </table:table-cell>
          <table:table-cell table:formula="of:=[.I172]&amp;&quot;,&quot;&amp;&quot;176&quot;&amp;&quot;,&quot;&amp;[.F172]&amp;&quot;,&quot;&amp;[.G172]&amp;&quot;,&quot;&amp;[.H172]" office:value-type="string" office:string-value="moveSizeDeckBForwardPress,176,2,6,1">
            <text:p>moveSizeDeckBForwardPress,176,2,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73]&amp;[.A173]&amp;[.D173]&amp;[.C173]&amp;[.E173]" office:value-type="string" office:string-value="moveSizeDeckBForwardRelease">
            <text:p>moveSizeDeckBForwardRelease</text:p>
          </table:table-cell>
          <table:table-cell table:formula="of:=[.I173]&amp;&quot;,&quot;&amp;&quot;176&quot;&amp;&quot;,&quot;&amp;[.F173]&amp;&quot;,&quot;&amp;[.G173]&amp;&quot;,&quot;&amp;[.H173]" office:value-type="string" office:string-value="moveSizeDeckBForwardRelease,176,2,6,0">
            <text:p>moveSizeDeckBForwardRelease,176,2,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74]&amp;[.A174]&amp;[.D174]&amp;[.C174]&amp;[.E174]" office:value-type="string" office:string-value="moveSizeDeckBBackwardPress">
            <text:p>moveSizeDeckBBackwardPress</text:p>
          </table:table-cell>
          <table:table-cell table:formula="of:=[.I174]&amp;&quot;,&quot;&amp;&quot;176&quot;&amp;&quot;,&quot;&amp;[.F174]&amp;&quot;,&quot;&amp;[.G174]&amp;&quot;,&quot;&amp;[.H174]" office:value-type="string" office:string-value="moveSizeDeckBBackwardPress,176,2,7,1">
            <text:p>moveSizeDeckBBackwardPress,176,2,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75]&amp;[.A175]&amp;[.D175]&amp;[.C175]&amp;[.E175]" office:value-type="string" office:string-value="moveSizeDeckBBackwardRelease">
            <text:p>moveSizeDeckBBackwardRelease</text:p>
          </table:table-cell>
          <table:table-cell table:formula="of:=[.I175]&amp;&quot;,&quot;&amp;&quot;176&quot;&amp;&quot;,&quot;&amp;[.F175]&amp;&quot;,&quot;&amp;[.G175]&amp;&quot;,&quot;&amp;[.H175]" office:value-type="string" office:string-value="moveSizeDeckBBackwardRelease,176,2,7,0">
            <text:p>moveSizeDeckBBackwardRelease,176,2,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76]&amp;[.A176]&amp;[.D176]&amp;[.C176]&amp;[.E176]" office:value-type="string" office:string-value="moveDeckBForwardPress">
            <text:p>moveDeckBForwardPress</text:p>
          </table:table-cell>
          <table:table-cell table:formula="of:=[.I176]&amp;&quot;,&quot;&amp;&quot;176&quot;&amp;&quot;,&quot;&amp;[.F176]&amp;&quot;,&quot;&amp;[.G176]&amp;&quot;,&quot;&amp;[.H176]" office:value-type="string" office:string-value="moveDeckBForwardPress,176,2,8,1">
            <text:p>moveDeckBForwardPress,176,2,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77]&amp;[.A177]&amp;[.D177]&amp;[.C177]&amp;[.E177]" office:value-type="string" office:string-value="moveDeckBForwardRelease">
            <text:p>moveDeckBForwardRelease</text:p>
          </table:table-cell>
          <table:table-cell table:formula="of:=[.I177]&amp;&quot;,&quot;&amp;&quot;176&quot;&amp;&quot;,&quot;&amp;[.F177]&amp;&quot;,&quot;&amp;[.G177]&amp;&quot;,&quot;&amp;[.H177]" office:value-type="string" office:string-value="moveDeckBForwardRelease,176,2,8,0">
            <text:p>moveDeckBForwardRelease,176,2,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78]&amp;[.A178]&amp;[.D178]&amp;[.C178]&amp;[.E178]" office:value-type="string" office:string-value="moveDeckBBackwardPress">
            <text:p>moveDeckBBackwardPress</text:p>
          </table:table-cell>
          <table:table-cell table:formula="of:=[.I178]&amp;&quot;,&quot;&amp;&quot;176&quot;&amp;&quot;,&quot;&amp;[.F178]&amp;&quot;,&quot;&amp;[.G178]&amp;&quot;,&quot;&amp;[.H178]" office:value-type="string" office:string-value="moveDeckBBackwardPress,176,2,9,1">
            <text:p>moveDeckBBackwardPress,176,2,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79]&amp;[.A179]&amp;[.D179]&amp;[.C179]&amp;[.E179]" office:value-type="string" office:string-value="moveDeckBBackwardRelease">
            <text:p>moveDeckBBackwardRelease</text:p>
          </table:table-cell>
          <table:table-cell table:formula="of:=[.I179]&amp;&quot;,&quot;&amp;&quot;176&quot;&amp;&quot;,&quot;&amp;[.F179]&amp;&quot;,&quot;&amp;[.G179]&amp;&quot;,&quot;&amp;[.H179]" office:value-type="string" office:string-value="moveDeckBBackwardRelease,176,2,9,0">
            <text:p>moveDeckBBackwardRelease,176,2,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80]&amp;[.A180]&amp;[.D180]&amp;[.C180]&amp;[.E180]" office:value-type="string" office:string-value="moveSizeDeckBReturn">
            <text:p>moveSizeDeckBReturn</text:p>
          </table:table-cell>
          <table:table-cell table:formula="of:=[.I180]&amp;&quot;,&quot;&amp;&quot;176&quot;&amp;&quot;,&quot;&amp;[.F180]&amp;&quot;,&quot;&amp;[.G180]&amp;&quot;,&quot;&amp;[.H180]" office:value-type="string" office:string-value="moveSizeDeckBReturn,176,2,48,1">
            <text:p>moveSizeDeckBReturn,176,2,4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81]&amp;[.A181]&amp;[.D181]&amp;[.C181]&amp;[.E181]" office:value-type="string" office:string-value="UnusedDeckB">
            <text:p>UnusedDeckB</text:p>
          </table:table-cell>
          <table:table-cell table:formula="of:=[.I181]&amp;&quot;,&quot;&amp;&quot;176&quot;&amp;&quot;,&quot;&amp;[.F181]&amp;&quot;,&quot;&amp;[.G181]&amp;&quot;,&quot;&amp;[.H181]" office:value-type="string" office:string-value="UnusedDeckB,176,2,11,1">
            <text:p>UnusedDeckB,176,2,1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82]&amp;[.A182]&amp;[.D182]&amp;[.C182]&amp;[.E182]" office:value-type="string" office:string-value="UnusedDeckB">
            <text:p>UnusedDeckB</text:p>
          </table:table-cell>
          <table:table-cell table:formula="of:=[.I182]&amp;&quot;,&quot;&amp;&quot;176&quot;&amp;&quot;,&quot;&amp;[.F182]&amp;&quot;,&quot;&amp;[.G182]&amp;&quot;,&quot;&amp;[.H182]" office:value-type="string" office:string-value="UnusedDeckB,176,2,11,0">
            <text:p>UnusedDeckB,176,2,1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83]&amp;[.A183]&amp;[.D183]&amp;[.C183]&amp;[.E183]" office:value-type="string" office:string-value="UnusedDeckB">
            <text:p>UnusedDeckB</text:p>
          </table:table-cell>
          <table:table-cell table:formula="of:=[.I183]&amp;&quot;,&quot;&amp;&quot;176&quot;&amp;&quot;,&quot;&amp;[.F183]&amp;&quot;,&quot;&amp;[.G183]&amp;&quot;,&quot;&amp;[.H183]" office:value-type="string" office:string-value="UnusedDeckB,176,2,12,1">
            <text:p>UnusedDeckB,176,2,1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84]&amp;[.A184]&amp;[.D184]&amp;[.C184]&amp;[.E184]" office:value-type="string" office:string-value="UnusedDeckB">
            <text:p>UnusedDeckB</text:p>
          </table:table-cell>
          <table:table-cell table:formula="of:=[.I184]&amp;&quot;,&quot;&amp;&quot;176&quot;&amp;&quot;,&quot;&amp;[.F184]&amp;&quot;,&quot;&amp;[.G184]&amp;&quot;,&quot;&amp;[.H184]" office:value-type="string" office:string-value="UnusedDeckB,176,2,12,0">
            <text:p>UnusedDeckB,176,2,12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85]&amp;[.A185]&amp;[.C185]&amp;[.D185]" office:value-type="string" office:string-value="selectSetHotcueDeckB1Press">
            <text:p>selectSetHotcueDeckB1Press</text:p>
          </table:table-cell>
          <table:table-cell table:formula="of:=[.I185]&amp;&quot;,&quot;&amp;&quot;176&quot;&amp;&quot;,&quot;&amp;[.F185]&amp;&quot;,&quot;&amp;[.G185]&amp;&quot;,&quot;&amp;[.H185]" office:value-type="string" office:string-value="selectSetHotcueDeckB1Press,176,2,13,1">
            <text:p>selectSetHotcueDeckB1Press,176,2,1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86]&amp;[.A186]&amp;[.C186]&amp;[.D186]" office:value-type="string" office:string-value="selectSetHotcueDeckB1Release">
            <text:p>selectSetHotcueDeckB1Release</text:p>
          </table:table-cell>
          <table:table-cell table:formula="of:=[.I186]&amp;&quot;,&quot;&amp;&quot;176&quot;&amp;&quot;,&quot;&amp;[.F186]&amp;&quot;,&quot;&amp;[.G186]&amp;&quot;,&quot;&amp;[.H186]" office:value-type="string" office:string-value="selectSetHotcueDeckB1Release,176,2,13,0">
            <text:p>selectSetHotcueDeckB1Release,176,2,1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7]&amp;[.A187]&amp;[.C187]&amp;[.D187]" office:value-type="string" office:string-value="selectSetHotcueDeckB2Press">
            <text:p>selectSetHotcueDeckB2Press</text:p>
          </table:table-cell>
          <table:table-cell table:formula="of:=[.I187]&amp;&quot;,&quot;&amp;&quot;176&quot;&amp;&quot;,&quot;&amp;[.F187]&amp;&quot;,&quot;&amp;[.G187]&amp;&quot;,&quot;&amp;[.H187]" office:value-type="string" office:string-value="selectSetHotcueDeckB2Press,176,2,14,1">
            <text:p>selectSetHotcueDeckB2Press,176,2,1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88]&amp;[.A188]&amp;[.C188]&amp;[.D188]" office:value-type="string" office:string-value="selectSetHotcueDeckB2Release">
            <text:p>selectSetHotcueDeckB2Release</text:p>
          </table:table-cell>
          <table:table-cell table:formula="of:=[.I188]&amp;&quot;,&quot;&amp;&quot;176&quot;&amp;&quot;,&quot;&amp;[.F188]&amp;&quot;,&quot;&amp;[.G188]&amp;&quot;,&quot;&amp;[.H188]" office:value-type="string" office:string-value="selectSetHotcueDeckB2Release,176,2,14,0">
            <text:p>selectSetHotcueDeckB2Release,176,2,14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89]&amp;[.A189]&amp;[.C189]&amp;[.D189]" office:value-type="string" office:string-value="selectSetHotcueDeckB3Press">
            <text:p>selectSetHotcueDeckB3Press</text:p>
          </table:table-cell>
          <table:table-cell table:formula="of:=[.I189]&amp;&quot;,&quot;&amp;&quot;176&quot;&amp;&quot;,&quot;&amp;[.F189]&amp;&quot;,&quot;&amp;[.G189]&amp;&quot;,&quot;&amp;[.H189]" office:value-type="string" office:string-value="selectSetHotcueDeckB3Press,176,2,15,1">
            <text:p>selectSetHotcueDeckB3Press,176,2,1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90]&amp;[.A190]&amp;[.C190]&amp;[.D190]" office:value-type="string" office:string-value="selectSetHotcueDeckB3Release">
            <text:p>selectSetHotcueDeckB3Release</text:p>
          </table:table-cell>
          <table:table-cell table:formula="of:=[.I190]&amp;&quot;,&quot;&amp;&quot;176&quot;&amp;&quot;,&quot;&amp;[.F190]&amp;&quot;,&quot;&amp;[.G190]&amp;&quot;,&quot;&amp;[.H190]" office:value-type="string" office:string-value="selectSetHotcueDeckB3Release,176,2,15,0">
            <text:p>selectSetHotcueDeckB3Release,176,2,15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91]&amp;[.A191]&amp;[.C191]&amp;[.D191]" office:value-type="string" office:string-value="selectSetHotcueDeckB4Press">
            <text:p>selectSetHotcueDeckB4Press</text:p>
          </table:table-cell>
          <table:table-cell table:formula="of:=[.I191]&amp;&quot;,&quot;&amp;&quot;176&quot;&amp;&quot;,&quot;&amp;[.F191]&amp;&quot;,&quot;&amp;[.G191]&amp;&quot;,&quot;&amp;[.H191]" office:value-type="string" office:string-value="selectSetHotcueDeckB4Press,176,2,16,1">
            <text:p>selectSetHotcueDeckB4Press,176,2,1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92]&amp;[.A192]&amp;[.C192]&amp;[.D192]" office:value-type="string" office:string-value="selectSetHotcueDeckB4Release">
            <text:p>selectSetHotcueDeckB4Release</text:p>
          </table:table-cell>
          <table:table-cell table:formula="of:=[.I192]&amp;&quot;,&quot;&amp;&quot;176&quot;&amp;&quot;,&quot;&amp;[.F192]&amp;&quot;,&quot;&amp;[.G192]&amp;&quot;,&quot;&amp;[.H192]" office:value-type="string" office:string-value="selectSetHotcueDeckB4Release,176,2,16,0">
            <text:p>selectSetHotcueDeckB4Release,176,2,1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93]&amp;[.A193]&amp;[.C193]&amp;[.D193]" office:value-type="string" office:string-value="selectSetHotcueDeckB5Press">
            <text:p>selectSetHotcueDeckB5Press</text:p>
          </table:table-cell>
          <table:table-cell table:formula="of:=[.I193]&amp;&quot;,&quot;&amp;&quot;176&quot;&amp;&quot;,&quot;&amp;[.F193]&amp;&quot;,&quot;&amp;[.G193]&amp;&quot;,&quot;&amp;[.H193]" office:value-type="string" office:string-value="selectSetHotcueDeckB5Press,176,2,17,1">
            <text:p>selectSetHotcueDeckB5Press,176,2,1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94]&amp;[.A194]&amp;[.C194]&amp;[.D194]" office:value-type="string" office:string-value="selectSetHotcueDeckB5Release">
            <text:p>selectSetHotcueDeckB5Release</text:p>
          </table:table-cell>
          <table:table-cell table:formula="of:=[.I194]&amp;&quot;,&quot;&amp;&quot;176&quot;&amp;&quot;,&quot;&amp;[.F194]&amp;&quot;,&quot;&amp;[.G194]&amp;&quot;,&quot;&amp;[.H194]" office:value-type="string" office:string-value="selectSetHotcueDeckB5Release,176,2,17,0">
            <text:p>selectSetHotcueDeckB5Release,176,2,1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95]&amp;[.A195]&amp;[.C195]&amp;[.D195]" office:value-type="string" office:string-value="selectSetHotcueDeckB6Press">
            <text:p>selectSetHotcueDeckB6Press</text:p>
          </table:table-cell>
          <table:table-cell table:formula="of:=[.I195]&amp;&quot;,&quot;&amp;&quot;176&quot;&amp;&quot;,&quot;&amp;[.F195]&amp;&quot;,&quot;&amp;[.G195]&amp;&quot;,&quot;&amp;[.H195]" office:value-type="string" office:string-value="selectSetHotcueDeckB6Press,176,2,18,1">
            <text:p>selectSetHotcueDeckB6Press,176,2,1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96]&amp;[.A196]&amp;[.C196]&amp;[.D196]" office:value-type="string" office:string-value="selectSetHotcueDeckB6Release">
            <text:p>selectSetHotcueDeckB6Release</text:p>
          </table:table-cell>
          <table:table-cell table:formula="of:=[.I196]&amp;&quot;,&quot;&amp;&quot;176&quot;&amp;&quot;,&quot;&amp;[.F196]&amp;&quot;,&quot;&amp;[.G196]&amp;&quot;,&quot;&amp;[.H196]" office:value-type="string" office:string-value="selectSetHotcueDeckB6Release,176,2,18,0">
            <text:p>selectSetHotcueDeckB6Release,176,2,1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97]&amp;[.A197]&amp;[.C197]&amp;[.D197]" office:value-type="string" office:string-value="selectSetHotcueDeckB7Press">
            <text:p>selectSetHotcueDeckB7Press</text:p>
          </table:table-cell>
          <table:table-cell table:formula="of:=[.I197]&amp;&quot;,&quot;&amp;&quot;176&quot;&amp;&quot;,&quot;&amp;[.F197]&amp;&quot;,&quot;&amp;[.G197]&amp;&quot;,&quot;&amp;[.H197]" office:value-type="string" office:string-value="selectSetHotcueDeckB7Press,176,2,19,1">
            <text:p>selectSetHotcueDeckB7Press,176,2,1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98]&amp;[.A198]&amp;[.C198]&amp;[.D198]" office:value-type="string" office:string-value="selectSetHotcueDeckB7Release">
            <text:p>selectSetHotcueDeckB7Release</text:p>
          </table:table-cell>
          <table:table-cell table:formula="of:=[.I198]&amp;&quot;,&quot;&amp;&quot;176&quot;&amp;&quot;,&quot;&amp;[.F198]&amp;&quot;,&quot;&amp;[.G198]&amp;&quot;,&quot;&amp;[.H198]" office:value-type="string" office:string-value="selectSetHotcueDeckB7Release,176,2,19,0">
            <text:p>selectSetHotcueDeckB7Release,176,2,1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99]&amp;[.A199]&amp;[.C199]&amp;[.D199]" office:value-type="string" office:string-value="selectSetHotcueDeckB8Press">
            <text:p>selectSetHotcueDeckB8Press</text:p>
          </table:table-cell>
          <table:table-cell table:formula="of:=[.I199]&amp;&quot;,&quot;&amp;&quot;176&quot;&amp;&quot;,&quot;&amp;[.F199]&amp;&quot;,&quot;&amp;[.G199]&amp;&quot;,&quot;&amp;[.H199]" office:value-type="string" office:string-value="selectSetHotcueDeckB8Press,176,2,20,1">
            <text:p>selectSetHotcueDeckB8Press,176,2,2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00]&amp;[.A200]&amp;[.C200]&amp;[.D200]" office:value-type="string" office:string-value="selectSetHotcueDeckB8Release">
            <text:p>selectSetHotcueDeckB8Release</text:p>
          </table:table-cell>
          <table:table-cell table:formula="of:=[.I200]&amp;&quot;,&quot;&amp;&quot;176&quot;&amp;&quot;,&quot;&amp;[.F200]&amp;&quot;,&quot;&amp;[.G200]&amp;&quot;,&quot;&amp;[.H200]" office:value-type="string" office:string-value="selectSetHotcueDeckB8Release,176,2,20,0">
            <text:p>selectSetHotcueDeckB8Release,176,2,2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01]&amp;[.A201]&amp;[.C201]" office:value-type="string" office:string-value="deleteHotcueDeckB1">
            <text:p>deleteHotcueDeckB1</text:p>
          </table:table-cell>
          <table:table-cell table:formula="of:=[.I201]&amp;&quot;,&quot;&amp;&quot;176&quot;&amp;&quot;,&quot;&amp;[.F201]&amp;&quot;,&quot;&amp;[.G201]&amp;&quot;,&quot;&amp;[.H201]" office:value-type="string" office:string-value="deleteHotcueDeckB1,176,2,21,1">
            <text:p>deleteHotcueDeckB1,176,2,2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02]&amp;[.A202]&amp;[.C202]" office:value-type="string" office:string-value="deleteHotcueDeckB2">
            <text:p>deleteHotcueDeckB2</text:p>
          </table:table-cell>
          <table:table-cell table:formula="of:=[.I202]&amp;&quot;,&quot;&amp;&quot;176&quot;&amp;&quot;,&quot;&amp;[.F202]&amp;&quot;,&quot;&amp;[.G202]&amp;&quot;,&quot;&amp;[.H202]" office:value-type="string" office:string-value="deleteHotcueDeckB2,176,2,22,1">
            <text:p>deleteHotcueDeckB2,176,2,2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03]&amp;[.A203]&amp;[.C203]" office:value-type="string" office:string-value="deleteHotcueDeckB3">
            <text:p>deleteHotcueDeckB3</text:p>
          </table:table-cell>
          <table:table-cell table:formula="of:=[.I203]&amp;&quot;,&quot;&amp;&quot;176&quot;&amp;&quot;,&quot;&amp;[.F203]&amp;&quot;,&quot;&amp;[.G203]&amp;&quot;,&quot;&amp;[.H203]" office:value-type="string" office:string-value="deleteHotcueDeckB3,176,2,23,1">
            <text:p>deleteHotcueDeckB3,176,2,2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04]&amp;[.A204]&amp;[.C204]" office:value-type="string" office:string-value="deleteHotcueDeckB4">
            <text:p>deleteHotcueDeckB4</text:p>
          </table:table-cell>
          <table:table-cell table:formula="of:=[.I204]&amp;&quot;,&quot;&amp;&quot;176&quot;&amp;&quot;,&quot;&amp;[.F204]&amp;&quot;,&quot;&amp;[.G204]&amp;&quot;,&quot;&amp;[.H204]" office:value-type="string" office:string-value="deleteHotcueDeckB4,176,2,24,1">
            <text:p>deleteHotcueDeckB4,176,2,2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05]&amp;[.A205]&amp;[.C205]" office:value-type="string" office:string-value="deleteHotcueDeckB5">
            <text:p>deleteHotcueDeckB5</text:p>
          </table:table-cell>
          <table:table-cell table:formula="of:=[.I205]&amp;&quot;,&quot;&amp;&quot;176&quot;&amp;&quot;,&quot;&amp;[.F205]&amp;&quot;,&quot;&amp;[.G205]&amp;&quot;,&quot;&amp;[.H205]" office:value-type="string" office:string-value="deleteHotcueDeckB5,176,2,25,1">
            <text:p>deleteHotcueDeckB5,176,2,2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06]&amp;[.A206]&amp;[.C206]" office:value-type="string" office:string-value="deleteHotcueDeckB6">
            <text:p>deleteHotcueDeckB6</text:p>
          </table:table-cell>
          <table:table-cell table:formula="of:=[.I206]&amp;&quot;,&quot;&amp;&quot;176&quot;&amp;&quot;,&quot;&amp;[.F206]&amp;&quot;,&quot;&amp;[.G206]&amp;&quot;,&quot;&amp;[.H206]" office:value-type="string" office:string-value="deleteHotcueDeckB6,176,2,26,1">
            <text:p>deleteHotcueDeckB6,176,2,2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07]&amp;[.A207]&amp;[.C207]" office:value-type="string" office:string-value="deleteHotcueDeckB7">
            <text:p>deleteHotcueDeckB7</text:p>
          </table:table-cell>
          <table:table-cell table:formula="of:=[.I207]&amp;&quot;,&quot;&amp;&quot;176&quot;&amp;&quot;,&quot;&amp;[.F207]&amp;&quot;,&quot;&amp;[.G207]&amp;&quot;,&quot;&amp;[.H207]" office:value-type="string" office:string-value="deleteHotcueDeckB7,176,2,27,1">
            <text:p>deleteHotcueDeckB7,176,2,2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08]&amp;[.A208]&amp;[.C208]" office:value-type="string" office:string-value="deleteHotcueDeckB8">
            <text:p>deleteHotcueDeckB8</text:p>
          </table:table-cell>
          <table:table-cell table:formula="of:=[.I208]&amp;&quot;,&quot;&amp;&quot;176&quot;&amp;&quot;,&quot;&amp;[.F208]&amp;&quot;,&quot;&amp;[.G208]&amp;&quot;,&quot;&amp;[.H208]" office:value-type="string" office:string-value="deleteHotcueDeckB8,176,2,28,1">
            <text:p>deleteHotcueDeckB8,176,2,2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09]&amp;[.A209]&amp;[.C209]" office:value-type="string" office:string-value="hotcueTypeDeckB1">
            <text:p>hotcueTypeDeckB1</text:p>
          </table:table-cell>
          <table:table-cell table:formula="of:=[.I209]&amp;&quot;,&quot;&amp;&quot;176&quot;&amp;&quot;,&quot;&amp;[.F209]&amp;&quot;,&quot;&amp;[.G209]&amp;&quot;,&quot;&amp;[.H209]" office:value-type="string" office:string-value="hotcueTypeDeckB1,176,2,29,1">
            <text:p>hotcueTypeDeckB1,176,2,2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10]&amp;[.A210]&amp;[.C210]" office:value-type="string" office:string-value="hotcueTypeDeckB2">
            <text:p>hotcueTypeDeckB2</text:p>
          </table:table-cell>
          <table:table-cell table:formula="of:=[.I210]&amp;&quot;,&quot;&amp;&quot;176&quot;&amp;&quot;,&quot;&amp;[.F210]&amp;&quot;,&quot;&amp;[.G210]&amp;&quot;,&quot;&amp;[.H210]" office:value-type="string" office:string-value="hotcueTypeDeckB2,176,2,30,1">
            <text:p>hotcueTypeDeckB2,176,2,3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11]&amp;[.A211]&amp;[.C211]" office:value-type="string" office:string-value="hotcueTypeDeckB3">
            <text:p>hotcueTypeDeckB3</text:p>
          </table:table-cell>
          <table:table-cell table:formula="of:=[.I211]&amp;&quot;,&quot;&amp;&quot;176&quot;&amp;&quot;,&quot;&amp;[.F211]&amp;&quot;,&quot;&amp;[.G211]&amp;&quot;,&quot;&amp;[.H211]" office:value-type="string" office:string-value="hotcueTypeDeckB3,176,2,31,1">
            <text:p>hotcueTypeDeckB3,176,2,3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12]&amp;[.A212]&amp;[.C212]" office:value-type="string" office:string-value="hotcueTypeDeckB4">
            <text:p>hotcueTypeDeckB4</text:p>
          </table:table-cell>
          <table:table-cell table:formula="of:=[.I212]&amp;&quot;,&quot;&amp;&quot;176&quot;&amp;&quot;,&quot;&amp;[.F212]&amp;&quot;,&quot;&amp;[.G212]&amp;&quot;,&quot;&amp;[.H212]" office:value-type="string" office:string-value="hotcueTypeDeckB4,176,2,32,1">
            <text:p>hotcueTypeDeckB4,176,2,3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13]&amp;[.A213]&amp;[.C213]" office:value-type="string" office:string-value="hotcueTypeDeckB5">
            <text:p>hotcueTypeDeckB5</text:p>
          </table:table-cell>
          <table:table-cell table:formula="of:=[.I213]&amp;&quot;,&quot;&amp;&quot;176&quot;&amp;&quot;,&quot;&amp;[.F213]&amp;&quot;,&quot;&amp;[.G213]&amp;&quot;,&quot;&amp;[.H213]" office:value-type="string" office:string-value="hotcueTypeDeckB5,176,2,33,1">
            <text:p>hotcueTypeDeckB5,176,2,3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14]&amp;[.A214]&amp;[.C214]" office:value-type="string" office:string-value="hotcueTypeDeckB6">
            <text:p>hotcueTypeDeckB6</text:p>
          </table:table-cell>
          <table:table-cell table:formula="of:=[.I214]&amp;&quot;,&quot;&amp;&quot;176&quot;&amp;&quot;,&quot;&amp;[.F214]&amp;&quot;,&quot;&amp;[.G214]&amp;&quot;,&quot;&amp;[.H214]" office:value-type="string" office:string-value="hotcueTypeDeckB6,176,2,34,1">
            <text:p>hotcueTypeDeckB6,176,2,3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15]&amp;[.A215]&amp;[.C215]" office:value-type="string" office:string-value="hotcueTypeDeckB7">
            <text:p>hotcueTypeDeckB7</text:p>
          </table:table-cell>
          <table:table-cell table:formula="of:=[.I215]&amp;&quot;,&quot;&amp;&quot;176&quot;&amp;&quot;,&quot;&amp;[.F215]&amp;&quot;,&quot;&amp;[.G215]&amp;&quot;,&quot;&amp;[.H215]" office:value-type="string" office:string-value="hotcueTypeDeckB7,176,2,35,1">
            <text:p>hotcueTypeDeckB7,176,2,3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16]&amp;[.A216]&amp;[.C216]" office:value-type="string" office:string-value="hotcueTypeDeckB8">
            <text:p>hotcueTypeDeckB8</text:p>
          </table:table-cell>
          <table:table-cell table:formula="of:=[.I216]&amp;&quot;,&quot;&amp;&quot;176&quot;&amp;&quot;,&quot;&amp;[.F216]&amp;&quot;,&quot;&amp;[.G216]&amp;&quot;,&quot;&amp;[.H216]" office:value-type="string" office:string-value="hotcueTypeDeckB8,176,2,36,1">
            <text:p>hotcueTypeDeckB8,176,2,3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17]&amp;[.A217]" office:value-type="string" office:string-value="playReturnDeckB">
            <text:p>playReturnDeckB</text:p>
          </table:table-cell>
          <table:table-cell table:formula="of:=[.I217]&amp;&quot;,&quot;&amp;&quot;176&quot;&amp;&quot;,&quot;&amp;[.F217]&amp;&quot;,&quot;&amp;[.G217]&amp;&quot;,&quot;&amp;[.H217]" office:value-type="string" office:string-value="playReturnDeckB,176,2,37,1">
            <text:p>playReturnDeckB,176,2,3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18]&amp;[.A218]&amp;[.C218]&amp;[.D218]" office:value-type="string" office:string-value="jogTurnDeckBFineForward">
            <text:p>jogTurnDeckBFineForward</text:p>
          </table:table-cell>
          <table:table-cell table:formula="of:=[.I218]&amp;&quot;,&quot;&amp;&quot;176&quot;&amp;&quot;,&quot;&amp;[.F218]&amp;&quot;,&quot;&amp;[.G218]&amp;&quot;,&quot;&amp;[.H218]" office:value-type="string" office:string-value="jogTurnDeckBFineForward,176,2,38,1">
            <text:p>jogTurnDeckBFineForward,176,2,3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19]&amp;[.A219]&amp;[.C219]&amp;[.D219]" office:value-type="string" office:string-value="jogTurnDeckBFineBackward">
            <text:p>jogTurnDeckBFineBackward</text:p>
          </table:table-cell>
          <table:table-cell table:formula="of:=[.I219]&amp;&quot;,&quot;&amp;&quot;176&quot;&amp;&quot;,&quot;&amp;[.F219]&amp;&quot;,&quot;&amp;[.G219]&amp;&quot;,&quot;&amp;[.H219]" office:value-type="string" office:string-value="jogTurnDeckBFineBackward,176,2,39,1">
            <text:p>jogTurnDeckBFineBackward,176,2,3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20]&amp;[.A220]&amp;[.C220]&amp;[.D220]" office:value-type="string" office:string-value="jogTurnDeckBCoarseForward">
            <text:p>jogTurnDeckBCoarseForward</text:p>
          </table:table-cell>
          <table:table-cell table:formula="of:=[.I220]&amp;&quot;,&quot;&amp;&quot;176&quot;&amp;&quot;,&quot;&amp;[.F220]&amp;&quot;,&quot;&amp;[.G220]&amp;&quot;,&quot;&amp;[.H220]" office:value-type="string" office:string-value="jogTurnDeckBCoarseForward,176,2,40,1">
            <text:p>jogTurnDeckBCoarseForward,176,2,4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21]&amp;[.A221]&amp;[.C221]&amp;[.D221]" office:value-type="string" office:string-value="jogTurnDeckBCoarseBackward">
            <text:p>jogTurnDeckBCoarseBackward</text:p>
          </table:table-cell>
          <table:table-cell table:formula="of:=[.I221]&amp;&quot;,&quot;&amp;&quot;176&quot;&amp;&quot;,&quot;&amp;[.F221]&amp;&quot;,&quot;&amp;[.G221]&amp;&quot;,&quot;&amp;[.H221]" office:value-type="string" office:string-value="jogTurnDeckBCoarseBackward,176,2,41,1">
            <text:p>jogTurnDeckBCoarseBackward,176,2,4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22]&amp;[.A222]" office:value-type="string" office:string-value="phaseSyncDeckB">
            <text:p>phaseSyncDeckB</text:p>
          </table:table-cell>
          <table:table-cell table:formula="of:=[.I222]&amp;&quot;,&quot;&amp;&quot;176&quot;&amp;&quot;,&quot;&amp;[.F222]&amp;&quot;,&quot;&amp;[.G222]&amp;&quot;,&quot;&amp;[.H222]" office:value-type="string" office:string-value="phaseSyncDeckB,176,2,42,1">
            <text:p>phaseSyncDeckB,176,2,4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23]&amp;[.A223]" office:value-type="string" office:string-value="syncOnDeckB">
            <text:p>syncOnDeckB</text:p>
          </table:table-cell>
          <table:table-cell table:formula="of:=[.I223]&amp;&quot;,&quot;&amp;&quot;176&quot;&amp;&quot;,&quot;&amp;[.F223]&amp;&quot;,&quot;&amp;[.G223]&amp;&quot;,&quot;&amp;[.H223]" office:value-type="string" office:string-value="syncOnDeckB,176,2,43,1">
            <text:p>syncOnDeckB,176,2,4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24]&amp;[.A224]" office:value-type="string" office:string-value="syncOnReturnDeckB">
            <text:p>syncOnReturnDeckB</text:p>
          </table:table-cell>
          <table:table-cell table:formula="of:=[.I224]&amp;&quot;,&quot;&amp;&quot;176&quot;&amp;&quot;,&quot;&amp;[.F224]&amp;&quot;,&quot;&amp;[.G224]&amp;&quot;,&quot;&amp;[.H224]" office:value-type="string" office:string-value="syncOnReturnDeckB,176,2,44,1">
            <text:p>syncOnReturnDeckB,176,2,4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25]&amp;[.A225]" office:value-type="string" office:string-value="tempoMasterDeckB">
            <text:p>tempoMasterDeckB</text:p>
          </table:table-cell>
          <table:table-cell table:formula="of:=[.I225]&amp;&quot;,&quot;&amp;&quot;176&quot;&amp;&quot;,&quot;&amp;[.F225]&amp;&quot;,&quot;&amp;[.G225]&amp;&quot;,&quot;&amp;[.H225]" office:value-type="string" office:string-value="tempoMasterDeckB,176,2,45,1">
            <text:p>tempoMasterDeckB,176,2,4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26]&amp;[.A226]" office:value-type="string" office:string-value="tempoMasterReturnDeckB">
            <text:p>tempoMasterReturnDeckB</text:p>
          </table:table-cell>
          <table:table-cell table:formula="of:=[.I226]&amp;&quot;,&quot;&amp;&quot;176&quot;&amp;&quot;,&quot;&amp;[.F226]&amp;&quot;,&quot;&amp;[.G226]&amp;&quot;,&quot;&amp;[.H226]" office:value-type="string" office:string-value="tempoMasterReturnDeckB,176,2,46,1">
            <text:p>tempoMasterReturnDeckB,176,2,4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227]&amp;[.A227]" office:value-type="string" office:string-value="loopActiveDeckB">
            <text:p>loopActiveDeckB</text:p>
          </table:table-cell>
          <table:table-cell table:formula="of:=[.I227]&amp;&quot;,&quot;&amp;&quot;176&quot;&amp;&quot;,&quot;&amp;[.F227]&amp;&quot;,&quot;&amp;[.G227]&amp;&quot;,&quot;&amp;[.H227]" office:value-type="string" office:string-value="loopActiveDeckB,176,2,49,1">
            <text:p>loopActiveDeckB,176,2,4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228]&amp;[.C228]&amp;[.A228]&amp;[.D228]" office:value-type="string" office:string-value="loopSizeIncDeckBPress">
            <text:p>loopSizeIncDeckBPress</text:p>
          </table:table-cell>
          <table:table-cell table:formula="of:=[.I228]&amp;&quot;,&quot;&amp;&quot;176&quot;&amp;&quot;,&quot;&amp;[.F228]&amp;&quot;,&quot;&amp;[.G228]&amp;&quot;,&quot;&amp;[.H228]" office:value-type="string" office:string-value="loopSizeIncDeckBPress,176,2,50,1">
            <text:p>loopSizeIncDeckBPress,176,2,5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229]&amp;[.C229]&amp;[.A229]&amp;[.D229]" office:value-type="string" office:string-value="loopSizeDecDeckBPress">
            <text:p>loopSizeDecDeckBPress</text:p>
          </table:table-cell>
          <table:table-cell table:formula="of:=[.I229]&amp;&quot;,&quot;&amp;&quot;176&quot;&amp;&quot;,&quot;&amp;[.F229]&amp;&quot;,&quot;&amp;[.G229]&amp;&quot;,&quot;&amp;[.H229]" office:value-type="string" office:string-value="loopSizeDecDeckBPress,176,2,51,1">
            <text:p>loopSizeDecDeckBPress,176,2,5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In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230]&amp;[.C230]&amp;[.A230]&amp;[.D230]" office:value-type="string" office:string-value="loopSizeIncDeckBRelease">
            <text:p>loopSizeIncDeckBRelease</text:p>
          </table:table-cell>
          <table:table-cell table:formula="of:=[.I230]&amp;&quot;,&quot;&amp;&quot;176&quot;&amp;&quot;,&quot;&amp;[.F230]&amp;&quot;,&quot;&amp;[.G230]&amp;&quot;,&quot;&amp;[.H230]" office:value-type="string" office:string-value="loopSizeIncDeckBRelease,176,2,50,0">
            <text:p>loopSizeIncDeckBRelease,176,2,5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 office:value-type="string">
            <text:p>Dec</text:p>
          </table:table-cell>
          <table:table-cell table:style-name="Default"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231]&amp;[.C231]&amp;[.A231]&amp;[.D231]" office:value-type="string" office:string-value="loopSizeDecDeckBRelease">
            <text:p>loopSizeDecDeckBRelease</text:p>
          </table:table-cell>
          <table:table-cell table:formula="of:=[.I231]&amp;&quot;,&quot;&amp;&quot;176&quot;&amp;&quot;,&quot;&amp;[.F231]&amp;&quot;,&quot;&amp;[.G231]&amp;&quot;,&quot;&amp;[.H231]" office:value-type="string" office:string-value="loopSizeDecDeckBRelease,176,2,51,0">
            <text:p>loopSizeDecDeckBRelease,176,2,5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232]&amp;[.A232]" office:value-type="string" office:string-value="loopInDeckB">
            <text:p>loopInDeckB</text:p>
          </table:table-cell>
          <table:table-cell table:formula="of:=[.I232]&amp;&quot;,&quot;&amp;&quot;176&quot;&amp;&quot;,&quot;&amp;[.F232]&amp;&quot;,&quot;&amp;[.G232]&amp;&quot;,&quot;&amp;[.H232]" office:value-type="string" office:string-value="loopInDeckB,176,2,54,1">
            <text:p>loopInDeckB,176,2,5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233]&amp;[.A233]" office:value-type="string" office:string-value="loopOutDeckB">
            <text:p>loopOutDeckB</text:p>
          </table:table-cell>
          <table:table-cell table:formula="of:=[.I233]&amp;&quot;,&quot;&amp;&quot;176&quot;&amp;&quot;,&quot;&amp;[.F233]&amp;&quot;,&quot;&amp;[.G233]&amp;&quot;,&quot;&amp;[.H233]" office:value-type="string" office:string-value="loopOutDeckB,176,2,55,1">
            <text:p>loopOutDeckB,176,2,5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234]&amp;[.D234]&amp;[.A234]" office:value-type="string" office:string-value="loopActiveReturnDeckB">
            <text:p>loopActiveReturnDeckB</text:p>
          </table:table-cell>
          <table:table-cell table:formula="of:=[.I234]&amp;&quot;,&quot;&amp;&quot;176&quot;&amp;&quot;,&quot;&amp;[.F234]&amp;&quot;,&quot;&amp;[.G234]&amp;&quot;,&quot;&amp;[.H234]" office:value-type="string" office:string-value="loopActiveReturnDeckB,176,2,56,1">
            <text:p>loopActiveReturnDeckB,176,2,5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235]&amp;[.C235]&amp;[.D235]&amp;[.A235]" office:value-type="string" office:string-value="loopSizeReturnDeckB">
            <text:p>loopSizeReturnDeckB</text:p>
          </table:table-cell>
          <table:table-cell table:formula="of:=[.I235]&amp;&quot;,&quot;&amp;&quot;176&quot;&amp;&quot;,&quot;&amp;[.F235]&amp;&quot;,&quot;&amp;[.G235]&amp;&quot;,&quot;&amp;[.H235]" office:value-type="string" office:string-value="loopSizeReturnDeckB,176,2,57,1">
            <text:p>loopSizeReturnDeckB,176,2,5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236]&amp;[.C236]&amp;[.D236]&amp;[.A236]" office:value-type="string" office:string-value="loopSizeSelectSetf32DeckB">
            <text:p>loopSizeSelectSetf32DeckB</text:p>
          </table:table-cell>
          <table:table-cell table:formula="of:=[.I236]&amp;&quot;,&quot;&amp;&quot;176&quot;&amp;&quot;,&quot;&amp;[.F236]&amp;&quot;,&quot;&amp;[.G236]&amp;&quot;,&quot;&amp;[.H236]" office:value-type="string" office:string-value="loopSizeSelectSetf32DeckB,176,1,58,1">
            <text:p>loopSizeSelectSetf32DeckB,176,1,5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237]&amp;[.C237]&amp;[.D237]&amp;[.A237]" office:value-type="string" office:string-value="loopSizeSelectSetf16DeckB">
            <text:p>loopSizeSelectSetf16DeckB</text:p>
          </table:table-cell>
          <table:table-cell table:formula="of:=[.I237]&amp;&quot;,&quot;&amp;&quot;176&quot;&amp;&quot;,&quot;&amp;[.F237]&amp;&quot;,&quot;&amp;[.G237]&amp;&quot;,&quot;&amp;[.H237]" office:value-type="string" office:string-value="loopSizeSelectSetf16DeckB,176,1,59,1">
            <text:p>loopSizeSelectSetf16DeckB,176,1,5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238]&amp;[.C238]&amp;[.D238]&amp;[.A238]" office:value-type="string" office:string-value="loopSizeSelectSetf8DeckB">
            <text:p>loopSizeSelectSetf8DeckB</text:p>
          </table:table-cell>
          <table:table-cell table:formula="of:=[.I238]&amp;&quot;,&quot;&amp;&quot;176&quot;&amp;&quot;,&quot;&amp;[.F238]&amp;&quot;,&quot;&amp;[.G238]&amp;&quot;,&quot;&amp;[.H238]" office:value-type="string" office:string-value="loopSizeSelectSetf8DeckB,176,1,60,1">
            <text:p>loopSizeSelectSetf8DeckB,176,1,6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239]&amp;[.C239]&amp;[.D239]&amp;[.A239]" office:value-type="string" office:string-value="loopSizeSelectSetf4DeckB">
            <text:p>loopSizeSelectSetf4DeckB</text:p>
          </table:table-cell>
          <table:table-cell table:formula="of:=[.I239]&amp;&quot;,&quot;&amp;&quot;176&quot;&amp;&quot;,&quot;&amp;[.F239]&amp;&quot;,&quot;&amp;[.G239]&amp;&quot;,&quot;&amp;[.H239]" office:value-type="string" office:string-value="loopSizeSelectSetf4DeckB,176,1,61,1">
            <text:p>loopSizeSelectSetf4DeckB,176,1,6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240]&amp;[.C240]&amp;[.D240]&amp;[.A240]" office:value-type="string" office:string-value="loopSizeSelectSetf2DeckB">
            <text:p>loopSizeSelectSetf2DeckB</text:p>
          </table:table-cell>
          <table:table-cell table:formula="of:=[.I240]&amp;&quot;,&quot;&amp;&quot;176&quot;&amp;&quot;,&quot;&amp;[.F240]&amp;&quot;,&quot;&amp;[.G240]&amp;&quot;,&quot;&amp;[.H240]" office:value-type="string" office:string-value="loopSizeSelectSetf2DeckB,176,1,62,1">
            <text:p>loopSizeSelectSetf2DeckB,176,1,6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241]&amp;[.C241]&amp;[.D241]&amp;[.A241]" office:value-type="string" office:string-value="loopSizeSelectSeti1DeckB">
            <text:p>loopSizeSelectSeti1DeckB</text:p>
          </table:table-cell>
          <table:table-cell table:formula="of:=[.I241]&amp;&quot;,&quot;&amp;&quot;176&quot;&amp;&quot;,&quot;&amp;[.F241]&amp;&quot;,&quot;&amp;[.G241]&amp;&quot;,&quot;&amp;[.H241]" office:value-type="string" office:string-value="loopSizeSelectSeti1DeckB,176,1,63,1">
            <text:p>loopSizeSelectSeti1DeckB,176,1,6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242]&amp;[.C242]&amp;[.D242]&amp;[.A242]" office:value-type="string" office:string-value="loopSizeSelectSeti2DeckB">
            <text:p>loopSizeSelectSeti2DeckB</text:p>
          </table:table-cell>
          <table:table-cell table:formula="of:=[.I242]&amp;&quot;,&quot;&amp;&quot;176&quot;&amp;&quot;,&quot;&amp;[.F242]&amp;&quot;,&quot;&amp;[.G242]&amp;&quot;,&quot;&amp;[.H242]" office:value-type="string" office:string-value="loopSizeSelectSeti2DeckB,176,1,64,1">
            <text:p>loopSizeSelectSeti2DeckB,176,1,6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243]&amp;[.C243]&amp;[.D243]&amp;[.A243]" office:value-type="string" office:string-value="loopSizeSelectSeti4DeckB">
            <text:p>loopSizeSelectSeti4DeckB</text:p>
          </table:table-cell>
          <table:table-cell table:formula="of:=[.I243]&amp;&quot;,&quot;&amp;&quot;176&quot;&amp;&quot;,&quot;&amp;[.F243]&amp;&quot;,&quot;&amp;[.G243]&amp;&quot;,&quot;&amp;[.H243]" office:value-type="string" office:string-value="loopSizeSelectSeti4DeckB,176,1,65,1">
            <text:p>loopSizeSelectSeti4DeckB,176,1,6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244]&amp;[.C244]&amp;[.D244]&amp;[.A244]" office:value-type="string" office:string-value="loopSizeSelectSeti8DeckB">
            <text:p>loopSizeSelectSeti8DeckB</text:p>
          </table:table-cell>
          <table:table-cell table:formula="of:=[.I244]&amp;&quot;,&quot;&amp;&quot;176&quot;&amp;&quot;,&quot;&amp;[.F244]&amp;&quot;,&quot;&amp;[.G244]&amp;&quot;,&quot;&amp;[.H244]" office:value-type="string" office:string-value="loopSizeSelectSeti8DeckB,176,1,66,1">
            <text:p>loopSizeSelectSeti8DeckB,176,1,6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245]&amp;[.C245]&amp;[.D245]&amp;[.A245]" office:value-type="string" office:string-value="loopSizeSelectSeti16DeckB">
            <text:p>loopSizeSelectSeti16DeckB</text:p>
          </table:table-cell>
          <table:table-cell table:formula="of:=[.I245]&amp;&quot;,&quot;&amp;&quot;176&quot;&amp;&quot;,&quot;&amp;[.F245]&amp;&quot;,&quot;&amp;[.G245]&amp;&quot;,&quot;&amp;[.H245]" office:value-type="string" office:string-value="loopSizeSelectSeti16DeckB,176,1,67,1">
            <text:p>loopSizeSelectSeti16DeckB,176,1,6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246]&amp;[.C246]&amp;[.D246]&amp;[.A246]" office:value-type="string" office:string-value="loopSizeSelectSeti32DeckB">
            <text:p>loopSizeSelectSeti32DeckB</text:p>
          </table:table-cell>
          <table:table-cell table:formula="of:=[.I246]&amp;&quot;,&quot;&amp;&quot;176&quot;&amp;&quot;,&quot;&amp;[.F246]&amp;&quot;,&quot;&amp;[.G246]&amp;&quot;,&quot;&amp;[.H246]" office:value-type="string" office:string-value="loopSizeSelectSeti32DeckB,176,1,68,1">
            <text:p>loopSizeSelectSeti32DeckB,176,1,6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247]&amp;[.C247]&amp;[.D247]&amp;[.A247]" office:value-type="string" office:string-value="loopSizeSelectSetBackwardf32DeckB">
            <text:p>loopSizeSelectSetBackwardf32DeckB</text:p>
          </table:table-cell>
          <table:table-cell table:formula="of:=[.I247]&amp;&quot;,&quot;&amp;&quot;176&quot;&amp;&quot;,&quot;&amp;[.F247]&amp;&quot;,&quot;&amp;[.G247]&amp;&quot;,&quot;&amp;[.H247]" office:value-type="string" office:string-value="loopSizeSelectSetBackwardf32DeckB,176,1,69,1">
            <text:p>loopSizeSelectSetBackwardf32DeckB,176,1,6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248]&amp;[.C248]&amp;[.D248]&amp;[.A248]" office:value-type="string" office:string-value="loopSizeSelectSetBackwardf16DeckB">
            <text:p>loopSizeSelectSetBackwardf16DeckB</text:p>
          </table:table-cell>
          <table:table-cell table:formula="of:=[.I248]&amp;&quot;,&quot;&amp;&quot;176&quot;&amp;&quot;,&quot;&amp;[.F248]&amp;&quot;,&quot;&amp;[.G248]&amp;&quot;,&quot;&amp;[.H248]" office:value-type="string" office:string-value="loopSizeSelectSetBackwardf16DeckB,176,1,70,1">
            <text:p>loopSizeSelectSetBackwardf16DeckB,176,1,7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249]&amp;[.C249]&amp;[.D249]&amp;[.A249]" office:value-type="string" office:string-value="loopSizeSelectSetBackwardf8DeckB">
            <text:p>loopSizeSelectSetBackwardf8DeckB</text:p>
          </table:table-cell>
          <table:table-cell table:formula="of:=[.I249]&amp;&quot;,&quot;&amp;&quot;176&quot;&amp;&quot;,&quot;&amp;[.F249]&amp;&quot;,&quot;&amp;[.G249]&amp;&quot;,&quot;&amp;[.H249]" office:value-type="string" office:string-value="loopSizeSelectSetBackwardf8DeckB,176,1,71,1">
            <text:p>loopSizeSelectSetBackwardf8DeckB,176,1,7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250]&amp;[.C250]&amp;[.D250]&amp;[.A250]" office:value-type="string" office:string-value="loopSizeSelectSetBackwardf4DeckB">
            <text:p>loopSizeSelectSetBackwardf4DeckB</text:p>
          </table:table-cell>
          <table:table-cell table:formula="of:=[.I250]&amp;&quot;,&quot;&amp;&quot;176&quot;&amp;&quot;,&quot;&amp;[.F250]&amp;&quot;,&quot;&amp;[.G250]&amp;&quot;,&quot;&amp;[.H250]" office:value-type="string" office:string-value="loopSizeSelectSetBackwardf4DeckB,176,1,72,1">
            <text:p>loopSizeSelectSetBackwardf4DeckB,176,1,7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251]&amp;[.C251]&amp;[.D251]&amp;[.A251]" office:value-type="string" office:string-value="loopSizeSelectSetBackwardf2DeckB">
            <text:p>loopSizeSelectSetBackwardf2DeckB</text:p>
          </table:table-cell>
          <table:table-cell table:formula="of:=[.I251]&amp;&quot;,&quot;&amp;&quot;176&quot;&amp;&quot;,&quot;&amp;[.F251]&amp;&quot;,&quot;&amp;[.G251]&amp;&quot;,&quot;&amp;[.H251]" office:value-type="string" office:string-value="loopSizeSelectSetBackwardf2DeckB,176,1,73,1">
            <text:p>loopSizeSelectSetBackwardf2DeckB,176,1,7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252]&amp;[.C252]&amp;[.D252]&amp;[.A252]" office:value-type="string" office:string-value="loopSizeSelectSetBackwardi1DeckB">
            <text:p>loopSizeSelectSetBackwardi1DeckB</text:p>
          </table:table-cell>
          <table:table-cell table:formula="of:=[.I252]&amp;&quot;,&quot;&amp;&quot;176&quot;&amp;&quot;,&quot;&amp;[.F252]&amp;&quot;,&quot;&amp;[.G252]&amp;&quot;,&quot;&amp;[.H252]" office:value-type="string" office:string-value="loopSizeSelectSetBackwardi1DeckB,176,1,74,1">
            <text:p>loopSizeSelectSetBackwardi1DeckB,176,1,7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253]&amp;[.C253]&amp;[.D253]&amp;[.A253]" office:value-type="string" office:string-value="loopSizeSelectSetBackwardi2DeckB">
            <text:p>loopSizeSelectSetBackwardi2DeckB</text:p>
          </table:table-cell>
          <table:table-cell table:formula="of:=[.I253]&amp;&quot;,&quot;&amp;&quot;176&quot;&amp;&quot;,&quot;&amp;[.F253]&amp;&quot;,&quot;&amp;[.G253]&amp;&quot;,&quot;&amp;[.H253]" office:value-type="string" office:string-value="loopSizeSelectSetBackwardi2DeckB,176,1,75,1">
            <text:p>loopSizeSelectSetBackwardi2DeckB,176,1,7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254]&amp;[.C254]&amp;[.D254]&amp;[.A254]" office:value-type="string" office:string-value="loopSizeSelectSetBackwardi4DeckB">
            <text:p>loopSizeSelectSetBackwardi4DeckB</text:p>
          </table:table-cell>
          <table:table-cell table:formula="of:=[.I254]&amp;&quot;,&quot;&amp;&quot;176&quot;&amp;&quot;,&quot;&amp;[.F254]&amp;&quot;,&quot;&amp;[.G254]&amp;&quot;,&quot;&amp;[.H254]" office:value-type="string" office:string-value="loopSizeSelectSetBackwardi4DeckB,176,1,76,1">
            <text:p>loopSizeSelectSetBackwardi4DeckB,176,1,7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255]&amp;[.C255]&amp;[.D255]&amp;[.A255]" office:value-type="string" office:string-value="loopSizeSelectSetBackwardi8DeckB">
            <text:p>loopSizeSelectSetBackwardi8DeckB</text:p>
          </table:table-cell>
          <table:table-cell table:formula="of:=[.I255]&amp;&quot;,&quot;&amp;&quot;176&quot;&amp;&quot;,&quot;&amp;[.F255]&amp;&quot;,&quot;&amp;[.G255]&amp;&quot;,&quot;&amp;[.H255]" office:value-type="string" office:string-value="loopSizeSelectSetBackwardi8DeckB,176,1,77,1">
            <text:p>loopSizeSelectSetBackwardi8DeckB,176,1,7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256]&amp;[.C256]&amp;[.D256]&amp;[.A256]" office:value-type="string" office:string-value="loopSizeSelectSetBackwardi16DeckB">
            <text:p>loopSizeSelectSetBackwardi16DeckB</text:p>
          </table:table-cell>
          <table:table-cell table:formula="of:=[.I256]&amp;&quot;,&quot;&amp;&quot;176&quot;&amp;&quot;,&quot;&amp;[.F256]&amp;&quot;,&quot;&amp;[.G256]&amp;&quot;,&quot;&amp;[.H256]" office:value-type="string" office:string-value="loopSizeSelectSetBackwardi16DeckB,176,1,78,1">
            <text:p>loopSizeSelectSetBackwardi16DeckB,176,1,7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257]&amp;[.C257]&amp;[.D257]&amp;[.A257]" office:value-type="string" office:string-value="loopSizeSelectSetBackwardi32DeckB">
            <text:p>loopSizeSelectSetBackwardi32DeckB</text:p>
          </table:table-cell>
          <table:table-cell table:formula="of:=[.I257]&amp;&quot;,&quot;&amp;&quot;176&quot;&amp;&quot;,&quot;&amp;[.F257]&amp;&quot;,&quot;&amp;[.G257]&amp;&quot;,&quot;&amp;[.H257]" office:value-type="string" office:string-value="loopSizeSelectSetBackwardi32DeckB,176,1,79,1">
            <text:p>loopSizeSelectSetBackwardi32DeckB,176,1,7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258]&amp;[.C258]&amp;[.D258]&amp;[.A258]" office:value-type="string" office:string-value="loopMoveIncDeckB">
            <text:p>loopMoveIncDeckB</text:p>
          </table:table-cell>
          <table:table-cell table:formula="of:=[.I258]&amp;&quot;,&quot;&amp;&quot;176&quot;&amp;&quot;,&quot;&amp;[.F258]&amp;&quot;,&quot;&amp;[.G258]&amp;&quot;,&quot;&amp;[.H258]" office:value-type="string" office:string-value="loopMoveIncDeckB,176,1,80,1">
            <text:p>loopMoveIncDeckB,176,1,8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259]&amp;[.C259]&amp;[.D259]&amp;[.A259]" office:value-type="string" office:string-value="loopMoveDecDeckB">
            <text:p>loopMoveDecDeckB</text:p>
          </table:table-cell>
          <table:table-cell table:formula="of:=[.I259]&amp;&quot;,&quot;&amp;&quot;176&quot;&amp;&quot;,&quot;&amp;[.F259]&amp;&quot;,&quot;&amp;[.G259]&amp;&quot;,&quot;&amp;[.H259]" office:value-type="string" office:string-value="loopMoveDecDeckB,176,1,81,1">
            <text:p>loopMoveDecDeckB,176,1,8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260]&amp;[.C260]&amp;[.D260]&amp;[.A260]" office:value-type="string" office:string-value="loopInMoveIncDeckB">
            <text:p>loopInMoveIncDeckB</text:p>
          </table:table-cell>
          <table:table-cell table:formula="of:=[.I260]&amp;&quot;,&quot;&amp;&quot;176&quot;&amp;&quot;,&quot;&amp;[.F260]&amp;&quot;,&quot;&amp;[.G260]&amp;&quot;,&quot;&amp;[.H260]" office:value-type="string" office:string-value="loopInMoveIncDeckB,176,1,82,1">
            <text:p>loopInMoveIncDeckB,176,1,8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261]&amp;[.C261]&amp;[.D261]&amp;[.A261]" office:value-type="string" office:string-value="loopInMoveDecDeckB">
            <text:p>loopInMoveDecDeckB</text:p>
          </table:table-cell>
          <table:table-cell table:formula="of:=[.I261]&amp;&quot;,&quot;&amp;&quot;176&quot;&amp;&quot;,&quot;&amp;[.F261]&amp;&quot;,&quot;&amp;[.G261]&amp;&quot;,&quot;&amp;[.H261]" office:value-type="string" office:string-value="loopInMoveDecDeckB,176,1,83,1">
            <text:p>loopInMoveDecDeckB,176,1,8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262]&amp;[.C262]&amp;[.D262]&amp;[.A262]" office:value-type="string" office:string-value="loopOutMoveIncDeckB">
            <text:p>loopOutMoveIncDeckB</text:p>
          </table:table-cell>
          <table:table-cell table:formula="of:=[.I262]&amp;&quot;,&quot;&amp;&quot;176&quot;&amp;&quot;,&quot;&amp;[.F262]&amp;&quot;,&quot;&amp;[.G262]&amp;&quot;,&quot;&amp;[.H262]" office:value-type="string" office:string-value="loopOutMoveIncDeckB,176,1,84,1">
            <text:p>loopOutMoveIncDeckB,176,1,8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263]&amp;[.C263]&amp;[.D263]&amp;[.A263]" office:value-type="string" office:string-value="loopOutMoveDecDeckB">
            <text:p>loopOutMoveDecDeckB</text:p>
          </table:table-cell>
          <table:table-cell table:formula="of:=[.I263]&amp;&quot;,&quot;&amp;&quot;176&quot;&amp;&quot;,&quot;&amp;[.F263]&amp;&quot;,&quot;&amp;[.G263]&amp;&quot;,&quot;&amp;[.H263]" office:value-type="string" office:string-value="loopOutMoveDecDeckB,176,1,85,1">
            <text:p>loopOutMoveDecDeckB,176,1,85,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72]&amp;[.A272]" office:value-type="string" office:string-value="loadDeckC">
            <text:p>loadDeckC</text:p>
          </table:table-cell>
          <table:table-cell table:formula="of:=[.I272]&amp;&quot;,&quot;&amp;&quot;176&quot;&amp;&quot;,&quot;&amp;[.F272]&amp;&quot;,&quot;&amp;[.G272]&amp;&quot;,&quot;&amp;[.H272]" office:value-type="string" office:string-value="loadDeckC,176,3,0,1">
            <text:p>loadDeckC,176,3,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273]&amp;[.A273]" office:value-type="string" office:string-value="playDeckC">
            <text:p>playDeckC</text:p>
          </table:table-cell>
          <table:table-cell table:formula="of:=[.I273]&amp;&quot;,&quot;&amp;&quot;176&quot;&amp;&quot;,&quot;&amp;[.F273]&amp;&quot;,&quot;&amp;[.G273]&amp;&quot;,&quot;&amp;[.H273]" office:value-type="string" office:string-value="playDeckC,176,3,1,1">
            <text:p>playDeckC,176,3,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74]&amp;[.A274]" office:value-type="string" office:string-value="pauseDeckC">
            <text:p>pauseDeckC</text:p>
          </table:table-cell>
          <table:table-cell table:formula="of:=[.I274]&amp;&quot;,&quot;&amp;&quot;176&quot;&amp;&quot;,&quot;&amp;[.F274]&amp;&quot;,&quot;&amp;[.G274]&amp;&quot;,&quot;&amp;[.H274]" office:value-type="string" office:string-value="pauseDeckC,176,3,2,1">
            <text:p>pauseDeckC,176,3,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75]&amp;[.A275]&amp;[.C275]" office:value-type="string" office:string-value="cueDeckCPress">
            <text:p>cueDeckCPress</text:p>
          </table:table-cell>
          <table:table-cell table:formula="of:=[.I275]&amp;&quot;,&quot;&amp;&quot;176&quot;&amp;&quot;,&quot;&amp;[.F275]&amp;&quot;,&quot;&amp;[.G275]&amp;&quot;,&quot;&amp;[.H275]" office:value-type="string" office:string-value="cueDeckCPress,176,3,3,1">
            <text:p>cueDeckCPress,176,3,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76]&amp;[.A276]&amp;[.C276]" office:value-type="string" office:string-value="cueDeckCRelease">
            <text:p>cueDeckCRelease</text:p>
          </table:table-cell>
          <table:table-cell table:formula="of:=[.I276]&amp;&quot;,&quot;&amp;&quot;176&quot;&amp;&quot;,&quot;&amp;[.F276]&amp;&quot;,&quot;&amp;[.G276]&amp;&quot;,&quot;&amp;[.H276]" office:value-type="string" office:string-value="cueDeckCRelease,176,3,3,0">
            <text:p>cueDeckCRelease,176,3,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77]&amp;[.A277]" office:value-type="string" office:string-value="UnusedDeckC">
            <text:p>UnusedDeckC</text:p>
          </table:table-cell>
          <table:table-cell table:formula="of:=[.I277]&amp;&quot;,&quot;&amp;&quot;176&quot;&amp;&quot;,&quot;&amp;[.F277]&amp;&quot;,&quot;&amp;[.G277]&amp;&quot;,&quot;&amp;[.H277]" office:value-type="string" office:string-value="UnusedDeckC,176,3,4,1">
            <text:p>UnusedDeckC,176,3,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78]&amp;[.A278]&amp;[.D278]&amp;[.C278]&amp;[.E278]" office:value-type="string" office:string-value="beatjumpDeckC1ForwardPress">
            <text:p>beatjumpDeckC1ForwardPress</text:p>
          </table:table-cell>
          <table:table-cell table:formula="of:=[.I278]&amp;&quot;,&quot;&amp;&quot;176&quot;&amp;&quot;,&quot;&amp;[.F278]&amp;&quot;,&quot;&amp;[.G278]&amp;&quot;,&quot;&amp;[.H278]" office:value-type="string" office:string-value="beatjumpDeckC1ForwardPress,176,3,5,1">
            <text:p>beatjumpDeckC1ForwardPress,176,3,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79]&amp;[.A279]&amp;[.D279]&amp;[.C279]&amp;[.E279]" office:value-type="string" office:string-value="beatjumpDeckC1ForwardRelease">
            <text:p>beatjumpDeckC1ForwardRelease</text:p>
          </table:table-cell>
          <table:table-cell table:formula="of:=[.I279]&amp;&quot;,&quot;&amp;&quot;176&quot;&amp;&quot;,&quot;&amp;[.F279]&amp;&quot;,&quot;&amp;[.G279]&amp;&quot;,&quot;&amp;[.H279]" office:value-type="string" office:string-value="beatjumpDeckC1ForwardRelease,176,3,5,0">
            <text:p>beatjumpDeckC1ForwardRelease,176,3,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80]&amp;[.A280]&amp;[.D280]&amp;[.C280]&amp;[.E280]" office:value-type="string" office:string-value="beatjumpDeckC4ForwardPress">
            <text:p>beatjumpDeckC4ForwardPress</text:p>
          </table:table-cell>
          <table:table-cell table:formula="of:=[.I280]&amp;&quot;,&quot;&amp;&quot;176&quot;&amp;&quot;,&quot;&amp;[.F280]&amp;&quot;,&quot;&amp;[.G280]&amp;&quot;,&quot;&amp;[.H280]" office:value-type="string" office:string-value="beatjumpDeckC4ForwardPress,176,3,6,1">
            <text:p>beatjumpDeckC4ForwardPress,176,3,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81]&amp;[.A281]&amp;[.D281]&amp;[.C281]&amp;[.E281]" office:value-type="string" office:string-value="beatjumpDeckC4ForwardRelease">
            <text:p>beatjumpDeckC4ForwardRelease</text:p>
          </table:table-cell>
          <table:table-cell table:formula="of:=[.I281]&amp;&quot;,&quot;&amp;&quot;176&quot;&amp;&quot;,&quot;&amp;[.F281]&amp;&quot;,&quot;&amp;[.G281]&amp;&quot;,&quot;&amp;[.H281]" office:value-type="string" office:string-value="beatjumpDeckC4ForwardRelease,176,3,6,0">
            <text:p>beatjumpDeckC4ForwardRelease,176,3,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82]&amp;[.A282]&amp;[.D282]&amp;[.C282]&amp;[.E282]" office:value-type="string" office:string-value="beatjumpDeckC16ForwardPress">
            <text:p>beatjumpDeckC16ForwardPress</text:p>
          </table:table-cell>
          <table:table-cell table:formula="of:=[.I282]&amp;&quot;,&quot;&amp;&quot;176&quot;&amp;&quot;,&quot;&amp;[.F282]&amp;&quot;,&quot;&amp;[.G282]&amp;&quot;,&quot;&amp;[.H282]" office:value-type="string" office:string-value="beatjumpDeckC16ForwardPress,176,3,7,1">
            <text:p>beatjumpDeckC16ForwardPress,176,3,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83]&amp;[.A283]&amp;[.D283]&amp;[.C283]&amp;[.E283]" office:value-type="string" office:string-value="beatjumpDeckC16ForwardRelease">
            <text:p>beatjumpDeckC16ForwardRelease</text:p>
          </table:table-cell>
          <table:table-cell table:formula="of:=[.I283]&amp;&quot;,&quot;&amp;&quot;176&quot;&amp;&quot;,&quot;&amp;[.F283]&amp;&quot;,&quot;&amp;[.G283]&amp;&quot;,&quot;&amp;[.H283]" office:value-type="string" office:string-value="beatjumpDeckC16ForwardRelease,176,3,7,0">
            <text:p>beatjumpDeckC16ForwardRelease,176,3,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84]&amp;[.A284]&amp;[.D284]&amp;[.C284]&amp;[.E284]" office:value-type="string" office:string-value="beatjumpDeckC32ForwardPress">
            <text:p>beatjumpDeckC32ForwardPress</text:p>
          </table:table-cell>
          <table:table-cell table:formula="of:=[.I284]&amp;&quot;,&quot;&amp;&quot;176&quot;&amp;&quot;,&quot;&amp;[.F284]&amp;&quot;,&quot;&amp;[.G284]&amp;&quot;,&quot;&amp;[.H284]" office:value-type="string" office:string-value="beatjumpDeckC32ForwardPress,176,3,8,1">
            <text:p>beatjumpDeckC32ForwardPress,176,3,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85]&amp;[.A285]&amp;[.D285]&amp;[.C285]&amp;[.E285]" office:value-type="string" office:string-value="beatjumpDeckC32ForwardRelease">
            <text:p>beatjumpDeckC32ForwardRelease</text:p>
          </table:table-cell>
          <table:table-cell table:formula="of:=[.I285]&amp;&quot;,&quot;&amp;&quot;176&quot;&amp;&quot;,&quot;&amp;[.F285]&amp;&quot;,&quot;&amp;[.G285]&amp;&quot;,&quot;&amp;[.H285]" office:value-type="string" office:string-value="beatjumpDeckC32ForwardRelease,176,3,8,0">
            <text:p>beatjumpDeckC32ForwardRelease,176,3,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86]&amp;[.A286]&amp;[.D286]&amp;[.C286]&amp;[.E286]" office:value-type="string" office:string-value="beatjumpDeckC1BackwardPress">
            <text:p>beatjumpDeckC1BackwardPress</text:p>
          </table:table-cell>
          <table:table-cell table:formula="of:=[.I286]&amp;&quot;,&quot;&amp;&quot;176&quot;&amp;&quot;,&quot;&amp;[.F286]&amp;&quot;,&quot;&amp;[.G286]&amp;&quot;,&quot;&amp;[.H286]" office:value-type="string" office:string-value="beatjumpDeckC1BackwardPress,176,3,9,1">
            <text:p>beatjumpDeckC1BackwardPress,176,3,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87]&amp;[.A287]&amp;[.D287]&amp;[.C287]&amp;[.E287]" office:value-type="string" office:string-value="beatjumpDeckC1BackwardRelease">
            <text:p>beatjumpDeckC1BackwardRelease</text:p>
          </table:table-cell>
          <table:table-cell table:formula="of:=[.I287]&amp;&quot;,&quot;&amp;&quot;176&quot;&amp;&quot;,&quot;&amp;[.F287]&amp;&quot;,&quot;&amp;[.G287]&amp;&quot;,&quot;&amp;[.H287]" office:value-type="string" office:string-value="beatjumpDeckC1BackwardRelease,176,3,9,0">
            <text:p>beatjumpDeckC1BackwardRelease,176,3,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88]&amp;[.A288]&amp;[.D288]&amp;[.C288]&amp;[.E288]" office:value-type="string" office:string-value="beatjumpDeckC4BackwardPress">
            <text:p>beatjumpDeckC4BackwardPress</text:p>
          </table:table-cell>
          <table:table-cell table:formula="of:=[.I288]&amp;&quot;,&quot;&amp;&quot;176&quot;&amp;&quot;,&quot;&amp;[.F288]&amp;&quot;,&quot;&amp;[.G288]&amp;&quot;,&quot;&amp;[.H288]" office:value-type="string" office:string-value="beatjumpDeckC4BackwardPress,176,3,10,1">
            <text:p>beatjumpDeckC4BackwardPress,176,3,1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89]&amp;[.A289]&amp;[.D289]&amp;[.C289]&amp;[.E289]" office:value-type="string" office:string-value="beatjumpDeckC4BackwardRelease">
            <text:p>beatjumpDeckC4BackwardRelease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C4BackwardRelease,176,3,10,0">
            <text:p>beatjumpDeckC4BackwardRelease,176,3,1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90]&amp;[.A290]&amp;[.D290]&amp;[.C290]&amp;[.E290]" office:value-type="string" office:string-value="beatjumpDeckC16BackwardPress">
            <text:p>beatjumpDeckC16BackwardPress</text:p>
          </table:table-cell>
          <table:table-cell table:formula="of:=[.I290]&amp;&quot;,&quot;&amp;&quot;176&quot;&amp;&quot;,&quot;&amp;[.F290]&amp;&quot;,&quot;&amp;[.G290]&amp;&quot;,&quot;&amp;[.H290]" office:value-type="string" office:string-value="beatjumpDeckC16BackwardPress,176,3,11,1">
            <text:p>beatjumpDeckC16BackwardPress,176,3,1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91]&amp;[.A291]&amp;[.D291]&amp;[.C291]&amp;[.E291]" office:value-type="string" office:string-value="beatjumpDeckC16BackwardRelease">
            <text:p>beatjumpDeckC16BackwardRelease</text:p>
          </table:table-cell>
          <table:table-cell table:formula="of:=[.I291]&amp;&quot;,&quot;&amp;&quot;176&quot;&amp;&quot;,&quot;&amp;[.F291]&amp;&quot;,&quot;&amp;[.G291]&amp;&quot;,&quot;&amp;[.H291]" office:value-type="string" office:string-value="beatjumpDeckC16BackwardRelease,176,3,11,0">
            <text:p>beatjumpDeckC16BackwardRelease,176,3,11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92]&amp;[.A292]&amp;[.D292]&amp;[.C292]&amp;[.E292]" office:value-type="string" office:string-value="beatjumpDeckC32BackwardPress">
            <text:p>beatjumpDeckC32BackwardPress</text:p>
          </table:table-cell>
          <table:table-cell table:formula="of:=[.I292]&amp;&quot;,&quot;&amp;&quot;176&quot;&amp;&quot;,&quot;&amp;[.F292]&amp;&quot;,&quot;&amp;[.G292]&amp;&quot;,&quot;&amp;[.H292]" office:value-type="string" office:string-value="beatjumpDeckC32BackwardPress,176,3,12,1">
            <text:p>beatjumpDeckC32BackwardPress,176,3,1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93]&amp;[.A293]&amp;[.D293]&amp;[.C293]&amp;[.E293]" office:value-type="string" office:string-value="beatjumpDeckC32BackwardRelease">
            <text:p>beatjumpDeckC32BackwardRelease</text:p>
          </table:table-cell>
          <table:table-cell table:formula="of:=[.I293]&amp;&quot;,&quot;&amp;&quot;176&quot;&amp;&quot;,&quot;&amp;[.F293]&amp;&quot;,&quot;&amp;[.G293]&amp;&quot;,&quot;&amp;[.H293]" office:value-type="string" office:string-value="beatjumpDeckC32BackwardRelease,176,3,12,0">
            <text:p>beatjumpDeckC32BackwardRelease,176,3,12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94]&amp;[.A294]&amp;[.C294]&amp;[.D294]" office:value-type="string" office:string-value="selectSetHotcueDeckC1Press">
            <text:p>selectSetHotcueDeckC1Press</text:p>
          </table:table-cell>
          <table:table-cell table:formula="of:=[.I294]&amp;&quot;,&quot;&amp;&quot;176&quot;&amp;&quot;,&quot;&amp;[.F294]&amp;&quot;,&quot;&amp;[.G294]&amp;&quot;,&quot;&amp;[.H294]" office:value-type="string" office:string-value="selectSetHotcueDeckC1Press,176,3,13,1">
            <text:p>selectSetHotcueDeckC1Press,176,3,1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95]&amp;[.A295]&amp;[.C295]&amp;[.D295]" office:value-type="string" office:string-value="selectSetHotcueDeckC1Release">
            <text:p>selectSetHotcueDeckC1Release</text:p>
          </table:table-cell>
          <table:table-cell table:formula="of:=[.I295]&amp;&quot;,&quot;&amp;&quot;176&quot;&amp;&quot;,&quot;&amp;[.F295]&amp;&quot;,&quot;&amp;[.G295]&amp;&quot;,&quot;&amp;[.H295]" office:value-type="string" office:string-value="selectSetHotcueDeckC1Release,176,3,13,0">
            <text:p>selectSetHotcueDeckC1Release,176,3,1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96]&amp;[.A296]&amp;[.C296]&amp;[.D296]" office:value-type="string" office:string-value="selectSetHotcueDeckC2Press">
            <text:p>selectSetHotcueDeckC2Press</text:p>
          </table:table-cell>
          <table:table-cell table:formula="of:=[.I296]&amp;&quot;,&quot;&amp;&quot;176&quot;&amp;&quot;,&quot;&amp;[.F296]&amp;&quot;,&quot;&amp;[.G296]&amp;&quot;,&quot;&amp;[.H296]" office:value-type="string" office:string-value="selectSetHotcueDeckC2Press,176,3,14,1">
            <text:p>selectSetHotcueDeckC2Press,176,3,1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97]&amp;[.A297]&amp;[.C297]&amp;[.D297]" office:value-type="string" office:string-value="selectSetHotcueDeckC2Release">
            <text:p>selectSetHotcueDeckC2Release</text:p>
          </table:table-cell>
          <table:table-cell table:formula="of:=[.I297]&amp;&quot;,&quot;&amp;&quot;176&quot;&amp;&quot;,&quot;&amp;[.F297]&amp;&quot;,&quot;&amp;[.G297]&amp;&quot;,&quot;&amp;[.H297]" office:value-type="string" office:string-value="selectSetHotcueDeckC2Release,176,3,14,0">
            <text:p>selectSetHotcueDeckC2Release,176,3,14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98]&amp;[.A298]&amp;[.C298]&amp;[.D298]" office:value-type="string" office:string-value="selectSetHotcueDeckC3Press">
            <text:p>selectSetHotcueDeckC3Press</text:p>
          </table:table-cell>
          <table:table-cell table:formula="of:=[.I298]&amp;&quot;,&quot;&amp;&quot;176&quot;&amp;&quot;,&quot;&amp;[.F298]&amp;&quot;,&quot;&amp;[.G298]&amp;&quot;,&quot;&amp;[.H298]" office:value-type="string" office:string-value="selectSetHotcueDeckC3Press,176,3,15,1">
            <text:p>selectSetHotcueDeckC3Press,176,3,1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99]&amp;[.A299]&amp;[.C299]&amp;[.D299]" office:value-type="string" office:string-value="selectSetHotcueDeckC3Release">
            <text:p>selectSetHotcueDeckC3Release</text:p>
          </table:table-cell>
          <table:table-cell table:formula="of:=[.I299]&amp;&quot;,&quot;&amp;&quot;176&quot;&amp;&quot;,&quot;&amp;[.F299]&amp;&quot;,&quot;&amp;[.G299]&amp;&quot;,&quot;&amp;[.H299]" office:value-type="string" office:string-value="selectSetHotcueDeckC3Release,176,3,15,0">
            <text:p>selectSetHotcueDeckC3Release,176,3,1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00]&amp;[.A300]&amp;[.C300]&amp;[.D300]" office:value-type="string" office:string-value="selectSetHotcueDeckC4Press">
            <text:p>selectSetHotcueDeckC4Press</text:p>
          </table:table-cell>
          <table:table-cell table:formula="of:=[.I300]&amp;&quot;,&quot;&amp;&quot;176&quot;&amp;&quot;,&quot;&amp;[.F300]&amp;&quot;,&quot;&amp;[.G300]&amp;&quot;,&quot;&amp;[.H300]" office:value-type="string" office:string-value="selectSetHotcueDeckC4Press,176,3,16,1">
            <text:p>selectSetHotcueDeckC4Press,176,3,1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01]&amp;[.A301]&amp;[.C301]&amp;[.D301]" office:value-type="string" office:string-value="selectSetHotcueDeckC4Release">
            <text:p>selectSetHotcueDeckC4Release</text:p>
          </table:table-cell>
          <table:table-cell table:formula="of:=[.I301]&amp;&quot;,&quot;&amp;&quot;176&quot;&amp;&quot;,&quot;&amp;[.F301]&amp;&quot;,&quot;&amp;[.G301]&amp;&quot;,&quot;&amp;[.H301]" office:value-type="string" office:string-value="selectSetHotcueDeckC4Release,176,3,16,0">
            <text:p>selectSetHotcueDeckC4Release,176,3,1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02]&amp;[.A302]&amp;[.C302]&amp;[.D302]" office:value-type="string" office:string-value="selectSetHotcueDeckC5Press">
            <text:p>selectSetHotcueDeckC5Press</text:p>
          </table:table-cell>
          <table:table-cell table:formula="of:=[.I302]&amp;&quot;,&quot;&amp;&quot;176&quot;&amp;&quot;,&quot;&amp;[.F302]&amp;&quot;,&quot;&amp;[.G302]&amp;&quot;,&quot;&amp;[.H302]" office:value-type="string" office:string-value="selectSetHotcueDeckC5Press,176,3,17,1">
            <text:p>selectSetHotcueDeckC5Press,176,3,1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03]&amp;[.A303]&amp;[.C303]&amp;[.D303]" office:value-type="string" office:string-value="selectSetHotcueDeckC5Release">
            <text:p>selectSetHotcueDeckC5Release</text:p>
          </table:table-cell>
          <table:table-cell table:formula="of:=[.I303]&amp;&quot;,&quot;&amp;&quot;176&quot;&amp;&quot;,&quot;&amp;[.F303]&amp;&quot;,&quot;&amp;[.G303]&amp;&quot;,&quot;&amp;[.H303]" office:value-type="string" office:string-value="selectSetHotcueDeckC5Release,176,3,17,0">
            <text:p>selectSetHotcueDeckC5Release,176,3,1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04]&amp;[.A304]&amp;[.C304]&amp;[.D304]" office:value-type="string" office:string-value="selectSetHotcueDeckC6Press">
            <text:p>selectSetHotcueDeckC6Press</text:p>
          </table:table-cell>
          <table:table-cell table:formula="of:=[.I304]&amp;&quot;,&quot;&amp;&quot;176&quot;&amp;&quot;,&quot;&amp;[.F304]&amp;&quot;,&quot;&amp;[.G304]&amp;&quot;,&quot;&amp;[.H304]" office:value-type="string" office:string-value="selectSetHotcueDeckC6Press,176,3,18,1">
            <text:p>selectSetHotcueDeckC6Press,176,3,1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5]&amp;[.A305]&amp;[.C305]&amp;[.D305]" office:value-type="string" office:string-value="selectSetHotcueDeckC6Release">
            <text:p>selectSetHotcueDeckC6Release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C6Release,176,3,18,0">
            <text:p>selectSetHotcueDeckC6Release,176,3,1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06]&amp;[.A306]&amp;[.C306]&amp;[.D306]" office:value-type="string" office:string-value="selectSetHotcueDeckC7Press">
            <text:p>selectSetHotcueDeckC7Press</text:p>
          </table:table-cell>
          <table:table-cell table:formula="of:=[.I306]&amp;&quot;,&quot;&amp;&quot;176&quot;&amp;&quot;,&quot;&amp;[.F306]&amp;&quot;,&quot;&amp;[.G306]&amp;&quot;,&quot;&amp;[.H306]" office:value-type="string" office:string-value="selectSetHotcueDeckC7Press,176,3,19,1">
            <text:p>selectSetHotcueDeckC7Press,176,3,1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07]&amp;[.A307]&amp;[.C307]&amp;[.D307]" office:value-type="string" office:string-value="selectSetHotcueDeckC7Release">
            <text:p>selectSetHotcueDeckC7Release</text:p>
          </table:table-cell>
          <table:table-cell table:formula="of:=[.I307]&amp;&quot;,&quot;&amp;&quot;176&quot;&amp;&quot;,&quot;&amp;[.F307]&amp;&quot;,&quot;&amp;[.G307]&amp;&quot;,&quot;&amp;[.H307]" office:value-type="string" office:string-value="selectSetHotcueDeckC7Release,176,3,19,0">
            <text:p>selectSetHotcueDeckC7Release,176,3,1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08]&amp;[.A308]&amp;[.C308]&amp;[.D308]" office:value-type="string" office:string-value="selectSetHotcueDeckC8Press">
            <text:p>selectSetHotcueDeckC8Press</text:p>
          </table:table-cell>
          <table:table-cell table:formula="of:=[.I308]&amp;&quot;,&quot;&amp;&quot;176&quot;&amp;&quot;,&quot;&amp;[.F308]&amp;&quot;,&quot;&amp;[.G308]&amp;&quot;,&quot;&amp;[.H308]" office:value-type="string" office:string-value="selectSetHotcueDeckC8Press,176,3,20,1">
            <text:p>selectSetHotcueDeckC8Press,176,3,2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09]&amp;[.A309]&amp;[.C309]&amp;[.D309]" office:value-type="string" office:string-value="selectSetHotcueDeckC8Release">
            <text:p>selectSetHotcueDeckC8Release</text:p>
          </table:table-cell>
          <table:table-cell table:formula="of:=[.I309]&amp;&quot;,&quot;&amp;&quot;176&quot;&amp;&quot;,&quot;&amp;[.F309]&amp;&quot;,&quot;&amp;[.G309]&amp;&quot;,&quot;&amp;[.H309]" office:value-type="string" office:string-value="selectSetHotcueDeckC8Release,176,3,20,0">
            <text:p>selectSetHotcueDeckC8Release,176,3,2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10]&amp;[.A310]&amp;[.C310]" office:value-type="string" office:string-value="deleteHotcueDeckC1">
            <text:p>deleteHotcueDeckC1</text:p>
          </table:table-cell>
          <table:table-cell table:formula="of:=[.I310]&amp;&quot;,&quot;&amp;&quot;176&quot;&amp;&quot;,&quot;&amp;[.F310]&amp;&quot;,&quot;&amp;[.G310]&amp;&quot;,&quot;&amp;[.H310]" office:value-type="string" office:string-value="deleteHotcueDeckC1,176,3,21,1">
            <text:p>deleteHotcueDeckC1,176,3,2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11]&amp;[.A311]&amp;[.C311]" office:value-type="string" office:string-value="deleteHotcueDeckC2">
            <text:p>deleteHotcueDeckC2</text:p>
          </table:table-cell>
          <table:table-cell table:formula="of:=[.I311]&amp;&quot;,&quot;&amp;&quot;176&quot;&amp;&quot;,&quot;&amp;[.F311]&amp;&quot;,&quot;&amp;[.G311]&amp;&quot;,&quot;&amp;[.H311]" office:value-type="string" office:string-value="deleteHotcueDeckC2,176,3,22,1">
            <text:p>deleteHotcueDeckC2,176,3,2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12]&amp;[.A312]&amp;[.C312]" office:value-type="string" office:string-value="deleteHotcueDeckC3">
            <text:p>deleteHotcueDeckC3</text:p>
          </table:table-cell>
          <table:table-cell table:formula="of:=[.I312]&amp;&quot;,&quot;&amp;&quot;176&quot;&amp;&quot;,&quot;&amp;[.F312]&amp;&quot;,&quot;&amp;[.G312]&amp;&quot;,&quot;&amp;[.H312]" office:value-type="string" office:string-value="deleteHotcueDeckC3,176,3,23,1">
            <text:p>deleteHotcueDeckC3,176,3,2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13]&amp;[.A313]&amp;[.C313]" office:value-type="string" office:string-value="deleteHotcueDeckC4">
            <text:p>deleteHotcueDeckC4</text:p>
          </table:table-cell>
          <table:table-cell table:formula="of:=[.I313]&amp;&quot;,&quot;&amp;&quot;176&quot;&amp;&quot;,&quot;&amp;[.F313]&amp;&quot;,&quot;&amp;[.G313]&amp;&quot;,&quot;&amp;[.H313]" office:value-type="string" office:string-value="deleteHotcueDeckC4,176,3,24,1">
            <text:p>deleteHotcueDeckC4,176,3,2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14]&amp;[.A314]&amp;[.C314]" office:value-type="string" office:string-value="deleteHotcueDeckC5">
            <text:p>deleteHotcueDeckC5</text:p>
          </table:table-cell>
          <table:table-cell table:formula="of:=[.I314]&amp;&quot;,&quot;&amp;&quot;176&quot;&amp;&quot;,&quot;&amp;[.F314]&amp;&quot;,&quot;&amp;[.G314]&amp;&quot;,&quot;&amp;[.H314]" office:value-type="string" office:string-value="deleteHotcueDeckC5,176,3,25,1">
            <text:p>deleteHotcueDeckC5,176,3,2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15]&amp;[.A315]&amp;[.C315]" office:value-type="string" office:string-value="deleteHotcueDeckC6">
            <text:p>deleteHotcueDeckC6</text:p>
          </table:table-cell>
          <table:table-cell table:formula="of:=[.I315]&amp;&quot;,&quot;&amp;&quot;176&quot;&amp;&quot;,&quot;&amp;[.F315]&amp;&quot;,&quot;&amp;[.G315]&amp;&quot;,&quot;&amp;[.H315]" office:value-type="string" office:string-value="deleteHotcueDeckC6,176,3,26,1">
            <text:p>deleteHotcueDeckC6,176,3,2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6]&amp;[.A316]&amp;[.C316]" office:value-type="string" office:string-value="deleteHotcueDeckC7">
            <text:p>deleteHotcueDeckC7</text:p>
          </table:table-cell>
          <table:table-cell table:formula="of:=[.I316]&amp;&quot;,&quot;&amp;&quot;176&quot;&amp;&quot;,&quot;&amp;[.F316]&amp;&quot;,&quot;&amp;[.G316]&amp;&quot;,&quot;&amp;[.H316]" office:value-type="string" office:string-value="deleteHotcueDeckC7,176,3,27,1">
            <text:p>deleteHotcueDeckC7,176,3,2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17]&amp;[.A317]&amp;[.C317]" office:value-type="string" office:string-value="deleteHotcueDeckC8">
            <text:p>deleteHotcueDeckC8</text:p>
          </table:table-cell>
          <table:table-cell table:formula="of:=[.I317]&amp;&quot;,&quot;&amp;&quot;176&quot;&amp;&quot;,&quot;&amp;[.F317]&amp;&quot;,&quot;&amp;[.G317]&amp;&quot;,&quot;&amp;[.H317]" office:value-type="string" office:string-value="deleteHotcueDeckC8,176,3,28,1">
            <text:p>deleteHotcueDeckC8,176,3,2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8]&amp;[.A318]&amp;[.C318]" office:value-type="string" office:string-value="hotcueTypeDeckC1">
            <text:p>hotcueTypeDeckC1</text:p>
          </table:table-cell>
          <table:table-cell table:formula="of:=[.I318]&amp;&quot;,&quot;&amp;&quot;176&quot;&amp;&quot;,&quot;&amp;[.F318]&amp;&quot;,&quot;&amp;[.G318]&amp;&quot;,&quot;&amp;[.H318]" office:value-type="string" office:string-value="hotcueTypeDeckC1,176,3,29,1">
            <text:p>hotcueTypeDeckC1,176,3,2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19]&amp;[.A319]&amp;[.C319]" office:value-type="string" office:string-value="hotcueTypeDeckC2">
            <text:p>hotcueTypeDeckC2</text:p>
          </table:table-cell>
          <table:table-cell table:formula="of:=[.I319]&amp;&quot;,&quot;&amp;&quot;176&quot;&amp;&quot;,&quot;&amp;[.F319]&amp;&quot;,&quot;&amp;[.G319]&amp;&quot;,&quot;&amp;[.H319]" office:value-type="string" office:string-value="hotcueTypeDeckC2,176,3,30,1">
            <text:p>hotcueTypeDeckC2,176,3,3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20]&amp;[.A320]&amp;[.C320]" office:value-type="string" office:string-value="hotcueTypeDeckC3">
            <text:p>hotcueTypeDeckC3</text:p>
          </table:table-cell>
          <table:table-cell table:formula="of:=[.I320]&amp;&quot;,&quot;&amp;&quot;176&quot;&amp;&quot;,&quot;&amp;[.F320]&amp;&quot;,&quot;&amp;[.G320]&amp;&quot;,&quot;&amp;[.H320]" office:value-type="string" office:string-value="hotcueTypeDeckC3,176,3,31,1">
            <text:p>hotcueTypeDeckC3,176,3,3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hotcueTypeDeckC4">
            <text:p>hotcueTypeDeckC4</text:p>
          </table:table-cell>
          <table:table-cell table:formula="of:=[.I321]&amp;&quot;,&quot;&amp;&quot;176&quot;&amp;&quot;,&quot;&amp;[.F321]&amp;&quot;,&quot;&amp;[.G321]&amp;&quot;,&quot;&amp;[.H321]" office:value-type="string" office:string-value="hotcueTypeDeckC4,176,3,32,1">
            <text:p>hotcueTypeDeckC4,176,3,3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22]&amp;[.A322]&amp;[.C322]" office:value-type="string" office:string-value="hotcueTypeDeckC5">
            <text:p>hotcueTypeDeckC5</text:p>
          </table:table-cell>
          <table:table-cell table:formula="of:=[.I322]&amp;&quot;,&quot;&amp;&quot;176&quot;&amp;&quot;,&quot;&amp;[.F322]&amp;&quot;,&quot;&amp;[.G322]&amp;&quot;,&quot;&amp;[.H322]" office:value-type="string" office:string-value="hotcueTypeDeckC5,176,3,33,1">
            <text:p>hotcueTypeDeckC5,176,3,3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23]&amp;[.A323]&amp;[.C323]" office:value-type="string" office:string-value="hotcueTypeDeckC6">
            <text:p>hotcueTypeDeckC6</text:p>
          </table:table-cell>
          <table:table-cell table:formula="of:=[.I323]&amp;&quot;,&quot;&amp;&quot;176&quot;&amp;&quot;,&quot;&amp;[.F323]&amp;&quot;,&quot;&amp;[.G323]&amp;&quot;,&quot;&amp;[.H323]" office:value-type="string" office:string-value="hotcueTypeDeckC6,176,3,34,1">
            <text:p>hotcueTypeDeckC6,176,3,3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24]&amp;[.A324]&amp;[.C324]" office:value-type="string" office:string-value="hotcueTypeDeckC7">
            <text:p>hotcueTypeDeckC7</text:p>
          </table:table-cell>
          <table:table-cell table:formula="of:=[.I324]&amp;&quot;,&quot;&amp;&quot;176&quot;&amp;&quot;,&quot;&amp;[.F324]&amp;&quot;,&quot;&amp;[.G324]&amp;&quot;,&quot;&amp;[.H324]" office:value-type="string" office:string-value="hotcueTypeDeckC7,176,3,35,1">
            <text:p>hotcueTypeDeckC7,176,3,3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25]&amp;[.A325]&amp;[.C325]" office:value-type="string" office:string-value="hotcueTypeDeckC8">
            <text:p>hotcueTypeDeckC8</text:p>
          </table:table-cell>
          <table:table-cell table:formula="of:=[.I325]&amp;&quot;,&quot;&amp;&quot;176&quot;&amp;&quot;,&quot;&amp;[.F325]&amp;&quot;,&quot;&amp;[.G325]&amp;&quot;,&quot;&amp;[.H325]" office:value-type="string" office:string-value="hotcueTypeDeckC8,176,3,36,1">
            <text:p>hotcueTypeDeckC8,176,3,3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26]&amp;[.A326]" office:value-type="string" office:string-value="playReturnDeckC">
            <text:p>playReturnDeckC</text:p>
          </table:table-cell>
          <table:table-cell table:formula="of:=[.I326]&amp;&quot;,&quot;&amp;&quot;176&quot;&amp;&quot;,&quot;&amp;[.F326]&amp;&quot;,&quot;&amp;[.G326]&amp;&quot;,&quot;&amp;[.H326]" office:value-type="string" office:string-value="playReturnDeckC,176,3,37,1">
            <text:p>playReturnDeckC,176,3,3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27]&amp;[.A327]&amp;[.C327]&amp;[.D327]" office:value-type="string" office:string-value="jogTurnDeckCFineForward">
            <text:p>jogTurnDeckCFineForward</text:p>
          </table:table-cell>
          <table:table-cell table:formula="of:=[.I327]&amp;&quot;,&quot;&amp;&quot;176&quot;&amp;&quot;,&quot;&amp;[.F327]&amp;&quot;,&quot;&amp;[.G327]&amp;&quot;,&quot;&amp;[.H327]" office:value-type="string" office:string-value="jogTurnDeckCFineForward,176,3,38,1">
            <text:p>jogTurnDeckCFineForward,176,3,3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28]&amp;[.A328]&amp;[.C328]&amp;[.D328]" office:value-type="string" office:string-value="jogTurnDeckCFineBackward">
            <text:p>jogTurnDeckCFineBackward</text:p>
          </table:table-cell>
          <table:table-cell table:formula="of:=[.I328]&amp;&quot;,&quot;&amp;&quot;176&quot;&amp;&quot;,&quot;&amp;[.F328]&amp;&quot;,&quot;&amp;[.G328]&amp;&quot;,&quot;&amp;[.H328]" office:value-type="string" office:string-value="jogTurnDeckCFineBackward,176,3,39,1">
            <text:p>jogTurnDeckCFineBackward,176,3,3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29]&amp;[.A329]&amp;[.C329]&amp;[.D329]" office:value-type="string" office:string-value="jogTurnDeckCCoarseForward">
            <text:p>jogTurnDeckCCoarseForward</text:p>
          </table:table-cell>
          <table:table-cell table:formula="of:=[.I329]&amp;&quot;,&quot;&amp;&quot;176&quot;&amp;&quot;,&quot;&amp;[.F329]&amp;&quot;,&quot;&amp;[.G329]&amp;&quot;,&quot;&amp;[.H329]" office:value-type="string" office:string-value="jogTurnDeckCCoarseForward,176,3,40,1">
            <text:p>jogTurnDeckCCoarseForward,176,3,4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30]&amp;[.A330]&amp;[.C330]&amp;[.D330]" office:value-type="string" office:string-value="jogTurnDeckCCoarseBackward">
            <text:p>jogTurnDeckCCoarseBackward</text:p>
          </table:table-cell>
          <table:table-cell table:formula="of:=[.I330]&amp;&quot;,&quot;&amp;&quot;176&quot;&amp;&quot;,&quot;&amp;[.F330]&amp;&quot;,&quot;&amp;[.G330]&amp;&quot;,&quot;&amp;[.H330]" office:value-type="string" office:string-value="jogTurnDeckCCoarseBackward,176,3,41,1">
            <text:p>jogTurnDeckCCoarseBackward,176,3,4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31]&amp;[.A331]" office:value-type="string" office:string-value="phaseSyncDeckC">
            <text:p>phaseSyncDeckC</text:p>
          </table:table-cell>
          <table:table-cell table:formula="of:=[.I331]&amp;&quot;,&quot;&amp;&quot;176&quot;&amp;&quot;,&quot;&amp;[.F331]&amp;&quot;,&quot;&amp;[.G331]&amp;&quot;,&quot;&amp;[.H331]" office:value-type="string" office:string-value="phaseSyncDeckC,176,3,42,1">
            <text:p>phaseSyncDeckC,176,3,4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32]&amp;[.A332]" office:value-type="string" office:string-value="syncOnDeckC">
            <text:p>syncOnDeckC</text:p>
          </table:table-cell>
          <table:table-cell table:formula="of:=[.I332]&amp;&quot;,&quot;&amp;&quot;176&quot;&amp;&quot;,&quot;&amp;[.F332]&amp;&quot;,&quot;&amp;[.G332]&amp;&quot;,&quot;&amp;[.H332]" office:value-type="string" office:string-value="syncOnDeckC,176,3,43,1">
            <text:p>syncOnDeckC,176,3,4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33]&amp;[.A333]" office:value-type="string" office:string-value="syncOnReturnDeckC">
            <text:p>syncOnReturnDeckC</text:p>
          </table:table-cell>
          <table:table-cell table:formula="of:=[.I333]&amp;&quot;,&quot;&amp;&quot;176&quot;&amp;&quot;,&quot;&amp;[.F333]&amp;&quot;,&quot;&amp;[.G333]&amp;&quot;,&quot;&amp;[.H333]" office:value-type="string" office:string-value="syncOnReturnDeckC,176,3,44,1">
            <text:p>syncOnReturnDeckC,176,3,4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34]&amp;[.A334]" office:value-type="string" office:string-value="tempoMasterDeckC">
            <text:p>tempoMasterDeckC</text:p>
          </table:table-cell>
          <table:table-cell table:formula="of:=[.I334]&amp;&quot;,&quot;&amp;&quot;176&quot;&amp;&quot;,&quot;&amp;[.F334]&amp;&quot;,&quot;&amp;[.G334]&amp;&quot;,&quot;&amp;[.H334]" office:value-type="string" office:string-value="tempoMasterDeckC,176,3,45,1">
            <text:p>tempoMasterDeckC,176,3,4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35]&amp;[.A335]" office:value-type="string" office:string-value="tempoMasterReturnDeckC">
            <text:p>tempoMasterReturnDeckC</text:p>
          </table:table-cell>
          <table:table-cell table:formula="of:=[.I335]&amp;&quot;,&quot;&amp;&quot;176&quot;&amp;&quot;,&quot;&amp;[.F335]&amp;&quot;,&quot;&amp;[.G335]&amp;&quot;,&quot;&amp;[.H335]" office:value-type="string" office:string-value="tempoMasterReturnDeckC,176,3,46,1">
            <text:p>tempoMasterReturnDeckC,176,3,46,1</text:p>
          </table:table-cell>
          <table:table-cell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46]&amp;[.A346]" office:value-type="string" office:string-value="loadDeckD">
            <text:p>loadDeckD</text:p>
          </table:table-cell>
          <table:table-cell table:formula="of:=[.I346]&amp;&quot;,&quot;&amp;&quot;176&quot;&amp;&quot;,&quot;&amp;[.F346]&amp;&quot;,&quot;&amp;[.G346]&amp;&quot;,&quot;&amp;[.H346]" office:value-type="string" office:string-value="loadDeckD,176,4,0,1">
            <text:p>loadDeckD,176,4,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347]&amp;[.A347]" office:value-type="string" office:string-value="playDeckD">
            <text:p>playDeckD</text:p>
          </table:table-cell>
          <table:table-cell table:formula="of:=[.I347]&amp;&quot;,&quot;&amp;&quot;176&quot;&amp;&quot;,&quot;&amp;[.F347]&amp;&quot;,&quot;&amp;[.G347]&amp;&quot;,&quot;&amp;[.H347]" office:value-type="string" office:string-value="playDeckD,176,4,1,1">
            <text:p>playDeckD,176,4,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48]&amp;[.A348]" office:value-type="string" office:string-value="pauseDeckD">
            <text:p>pauseDeckD</text:p>
          </table:table-cell>
          <table:table-cell table:formula="of:=[.I348]&amp;&quot;,&quot;&amp;&quot;176&quot;&amp;&quot;,&quot;&amp;[.F348]&amp;&quot;,&quot;&amp;[.G348]&amp;&quot;,&quot;&amp;[.H348]" office:value-type="string" office:string-value="pauseDeckD,176,4,2,1">
            <text:p>pauseDeckD,176,4,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349]&amp;[.A349]&amp;[.C349]" office:value-type="string" office:string-value="cueDeckDPress">
            <text:p>cueDeckDPress</text:p>
          </table:table-cell>
          <table:table-cell table:formula="of:=[.I349]&amp;&quot;,&quot;&amp;&quot;176&quot;&amp;&quot;,&quot;&amp;[.F349]&amp;&quot;,&quot;&amp;[.G349]&amp;&quot;,&quot;&amp;[.H349]" office:value-type="string" office:string-value="cueDeckDPress,176,4,3,1">
            <text:p>cueDeckDPress,176,4,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350]&amp;[.A350]&amp;[.C350]" office:value-type="string" office:string-value="cueDeckDRelease">
            <text:p>cueDeckDRelease</text:p>
          </table:table-cell>
          <table:table-cell table:formula="of:=[.I350]&amp;&quot;,&quot;&amp;&quot;176&quot;&amp;&quot;,&quot;&amp;[.F350]&amp;&quot;,&quot;&amp;[.G350]&amp;&quot;,&quot;&amp;[.H350]" office:value-type="string" office:string-value="cueDeckDRelease,176,4,3,0">
            <text:p>cueDeckDRelease,176,4,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351]&amp;[.A351]" office:value-type="string" office:string-value="UnusedDeckD">
            <text:p>UnusedDeckD</text:p>
          </table:table-cell>
          <table:table-cell table:formula="of:=[.I351]&amp;&quot;,&quot;&amp;&quot;176&quot;&amp;&quot;,&quot;&amp;[.F351]&amp;&quot;,&quot;&amp;[.G351]&amp;&quot;,&quot;&amp;[.H351]" office:value-type="string" office:string-value="UnusedDeckD,176,4,4,1">
            <text:p>UnusedDeckD,176,4,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52]&amp;[.A352]&amp;[.D352]&amp;[.C352]&amp;[.E352]" office:value-type="string" office:string-value="beatjumpDeckD1ForwardPress">
            <text:p>beatjumpDeckD1ForwardPress</text:p>
          </table:table-cell>
          <table:table-cell table:formula="of:=[.I352]&amp;&quot;,&quot;&amp;&quot;176&quot;&amp;&quot;,&quot;&amp;[.F352]&amp;&quot;,&quot;&amp;[.G352]&amp;&quot;,&quot;&amp;[.H352]" office:value-type="string" office:string-value="beatjumpDeckD1ForwardPress,176,4,5,1">
            <text:p>beatjumpDeckD1ForwardPress,176,4,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353]&amp;[.A353]&amp;[.D353]&amp;[.C353]&amp;[.E353]" office:value-type="string" office:string-value="beatjumpDeckD1ForwardRelease">
            <text:p>beatjumpDeckD1ForwardRelease</text:p>
          </table:table-cell>
          <table:table-cell table:formula="of:=[.I353]&amp;&quot;,&quot;&amp;&quot;176&quot;&amp;&quot;,&quot;&amp;[.F353]&amp;&quot;,&quot;&amp;[.G353]&amp;&quot;,&quot;&amp;[.H353]" office:value-type="string" office:string-value="beatjumpDeckD1ForwardRelease,176,4,5,0">
            <text:p>beatjumpDeckD1ForwardRelease,176,4,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54]&amp;[.A354]&amp;[.D354]&amp;[.C354]&amp;[.E354]" office:value-type="string" office:string-value="beatjumpDeckD4ForwardPress">
            <text:p>beatjumpDeckD4ForwardPress</text:p>
          </table:table-cell>
          <table:table-cell table:formula="of:=[.I354]&amp;&quot;,&quot;&amp;&quot;176&quot;&amp;&quot;,&quot;&amp;[.F354]&amp;&quot;,&quot;&amp;[.G354]&amp;&quot;,&quot;&amp;[.H354]" office:value-type="string" office:string-value="beatjumpDeckD4ForwardPress,176,4,6,1">
            <text:p>beatjumpDeckD4ForwardPress,176,4,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355]&amp;[.A355]&amp;[.D355]&amp;[.C355]&amp;[.E355]" office:value-type="string" office:string-value="beatjumpDeckD4ForwardRelease">
            <text:p>beatjumpDeckD4ForwardRelease</text:p>
          </table:table-cell>
          <table:table-cell table:formula="of:=[.I355]&amp;&quot;,&quot;&amp;&quot;176&quot;&amp;&quot;,&quot;&amp;[.F355]&amp;&quot;,&quot;&amp;[.G355]&amp;&quot;,&quot;&amp;[.H355]" office:value-type="string" office:string-value="beatjumpDeckD4ForwardRelease,176,4,6,0">
            <text:p>beatjumpDeckD4ForwardRelease,176,4,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356]&amp;[.A356]&amp;[.D356]&amp;[.C356]&amp;[.E356]" office:value-type="string" office:string-value="beatjumpDeckD16ForwardPress">
            <text:p>beatjumpDeckD16ForwardPress</text:p>
          </table:table-cell>
          <table:table-cell table:formula="of:=[.I356]&amp;&quot;,&quot;&amp;&quot;176&quot;&amp;&quot;,&quot;&amp;[.F356]&amp;&quot;,&quot;&amp;[.G356]&amp;&quot;,&quot;&amp;[.H356]" office:value-type="string" office:string-value="beatjumpDeckD16ForwardPress,176,4,7,1">
            <text:p>beatjumpDeckD16ForwardPress,176,4,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357]&amp;[.A357]&amp;[.D357]&amp;[.C357]&amp;[.E357]" office:value-type="string" office:string-value="beatjumpDeckD16ForwardRelease">
            <text:p>beatjumpDeckD16ForwardRelease</text:p>
          </table:table-cell>
          <table:table-cell table:formula="of:=[.I357]&amp;&quot;,&quot;&amp;&quot;176&quot;&amp;&quot;,&quot;&amp;[.F357]&amp;&quot;,&quot;&amp;[.G357]&amp;&quot;,&quot;&amp;[.H357]" office:value-type="string" office:string-value="beatjumpDeckD16ForwardRelease,176,4,7,0">
            <text:p>beatjumpDeckD16ForwardRelease,176,4,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358]&amp;[.A358]&amp;[.D358]&amp;[.C358]&amp;[.E358]" office:value-type="string" office:string-value="beatjumpDeckD32ForwardPress">
            <text:p>beatjumpDeckD32ForwardPress</text:p>
          </table:table-cell>
          <table:table-cell table:formula="of:=[.I358]&amp;&quot;,&quot;&amp;&quot;176&quot;&amp;&quot;,&quot;&amp;[.F358]&amp;&quot;,&quot;&amp;[.G358]&amp;&quot;,&quot;&amp;[.H358]" office:value-type="string" office:string-value="beatjumpDeckD32ForwardPress,176,4,8,1">
            <text:p>beatjumpDeckD32ForwardPress,176,4,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359]&amp;[.A359]&amp;[.D359]&amp;[.C359]&amp;[.E359]" office:value-type="string" office:string-value="beatjumpDeckD32ForwardRelease">
            <text:p>beatjumpDeckD32ForwardRelease</text:p>
          </table:table-cell>
          <table:table-cell table:formula="of:=[.I359]&amp;&quot;,&quot;&amp;&quot;176&quot;&amp;&quot;,&quot;&amp;[.F359]&amp;&quot;,&quot;&amp;[.G359]&amp;&quot;,&quot;&amp;[.H359]" office:value-type="string" office:string-value="beatjumpDeckD32ForwardRelease,176,4,8,0">
            <text:p>beatjumpDeckD32ForwardRelease,176,4,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360]&amp;[.A360]&amp;[.D360]&amp;[.C360]&amp;[.E360]" office:value-type="string" office:string-value="beatjumpDeckD1BackwardPress">
            <text:p>beatjumpDeckD1BackwardPress</text:p>
          </table:table-cell>
          <table:table-cell table:formula="of:=[.I360]&amp;&quot;,&quot;&amp;&quot;176&quot;&amp;&quot;,&quot;&amp;[.F360]&amp;&quot;,&quot;&amp;[.G360]&amp;&quot;,&quot;&amp;[.H360]" office:value-type="string" office:string-value="beatjumpDeckD1BackwardPress,176,4,9,1">
            <text:p>beatjumpDeckD1BackwardPress,176,4,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361]&amp;[.A361]&amp;[.D361]&amp;[.C361]&amp;[.E361]" office:value-type="string" office:string-value="beatjumpDeckD1BackwardRelease">
            <text:p>beatjumpDeckD1BackwardRelease</text:p>
          </table:table-cell>
          <table:table-cell table:formula="of:=[.I361]&amp;&quot;,&quot;&amp;&quot;176&quot;&amp;&quot;,&quot;&amp;[.F361]&amp;&quot;,&quot;&amp;[.G361]&amp;&quot;,&quot;&amp;[.H361]" office:value-type="string" office:string-value="beatjumpDeckD1BackwardRelease,176,4,9,0">
            <text:p>beatjumpDeckD1BackwardRelease,176,4,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62]&amp;[.A362]&amp;[.D362]&amp;[.C362]&amp;[.E362]" office:value-type="string" office:string-value="beatjumpDeckD4BackwardPress">
            <text:p>beatjumpDeckD4BackwardPress</text:p>
          </table:table-cell>
          <table:table-cell table:formula="of:=[.I362]&amp;&quot;,&quot;&amp;&quot;176&quot;&amp;&quot;,&quot;&amp;[.F362]&amp;&quot;,&quot;&amp;[.G362]&amp;&quot;,&quot;&amp;[.H362]" office:value-type="string" office:string-value="beatjumpDeckD4BackwardPress,176,4,10,1">
            <text:p>beatjumpDeckD4BackwardPress,176,4,1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363]&amp;[.A363]&amp;[.D363]&amp;[.C363]&amp;[.E363]" office:value-type="string" office:string-value="beatjumpDeckD4BackwardRelease">
            <text:p>beatjumpDeckD4BackwardRelease</text:p>
          </table:table-cell>
          <table:table-cell table:formula="of:=[.I363]&amp;&quot;,&quot;&amp;&quot;176&quot;&amp;&quot;,&quot;&amp;[.F363]&amp;&quot;,&quot;&amp;[.G363]&amp;&quot;,&quot;&amp;[.H363]" office:value-type="string" office:string-value="beatjumpDeckD4BackwardRelease,176,4,10,0">
            <text:p>beatjumpDeckD4BackwardRelease,176,4,1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364]&amp;[.A364]&amp;[.D364]&amp;[.C364]&amp;[.E364]" office:value-type="string" office:string-value="beatjumpDeckD16BackwardPress">
            <text:p>beatjumpDeckD16BackwardPress</text:p>
          </table:table-cell>
          <table:table-cell table:formula="of:=[.I364]&amp;&quot;,&quot;&amp;&quot;176&quot;&amp;&quot;,&quot;&amp;[.F364]&amp;&quot;,&quot;&amp;[.G364]&amp;&quot;,&quot;&amp;[.H364]" office:value-type="string" office:string-value="beatjumpDeckD16BackwardPress,176,4,11,1">
            <text:p>beatjumpDeckD16BackwardPress,176,4,1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365]&amp;[.A365]&amp;[.D365]&amp;[.C365]&amp;[.E365]" office:value-type="string" office:string-value="beatjumpDeckD16BackwardRelease">
            <text:p>beatjumpDeckD16BackwardRelease</text:p>
          </table:table-cell>
          <table:table-cell table:formula="of:=[.I365]&amp;&quot;,&quot;&amp;&quot;176&quot;&amp;&quot;,&quot;&amp;[.F365]&amp;&quot;,&quot;&amp;[.G365]&amp;&quot;,&quot;&amp;[.H365]" office:value-type="string" office:string-value="beatjumpDeckD16BackwardRelease,176,4,11,0">
            <text:p>beatjumpDeckD16BackwardRelease,176,4,11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66]&amp;[.A366]&amp;[.D366]&amp;[.C366]&amp;[.E366]" office:value-type="string" office:string-value="beatjumpDeckD32BackwardPress">
            <text:p>beatjumpDeckD32BackwardPress</text:p>
          </table:table-cell>
          <table:table-cell table:formula="of:=[.I366]&amp;&quot;,&quot;&amp;&quot;176&quot;&amp;&quot;,&quot;&amp;[.F366]&amp;&quot;,&quot;&amp;[.G366]&amp;&quot;,&quot;&amp;[.H366]" office:value-type="string" office:string-value="beatjumpDeckD32BackwardPress,176,4,12,1">
            <text:p>beatjumpDeckD32BackwardPress,176,4,1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67]&amp;[.A367]&amp;[.D367]&amp;[.C367]&amp;[.E367]" office:value-type="string" office:string-value="beatjumpDeckD32BackwardRelease">
            <text:p>beatjumpDeckD32BackwardRelease</text:p>
          </table:table-cell>
          <table:table-cell table:formula="of:=[.I367]&amp;&quot;,&quot;&amp;&quot;176&quot;&amp;&quot;,&quot;&amp;[.F367]&amp;&quot;,&quot;&amp;[.G367]&amp;&quot;,&quot;&amp;[.H367]" office:value-type="string" office:string-value="beatjumpDeckD32BackwardRelease,176,4,12,0">
            <text:p>beatjumpDeckD32BackwardRelease,176,4,12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368]&amp;[.A368]&amp;[.C368]&amp;[.D368]" office:value-type="string" office:string-value="selectSetHotcueDeckD1Press">
            <text:p>selectSetHotcueDeckD1Press</text:p>
          </table:table-cell>
          <table:table-cell table:formula="of:=[.I368]&amp;&quot;,&quot;&amp;&quot;176&quot;&amp;&quot;,&quot;&amp;[.F368]&amp;&quot;,&quot;&amp;[.G368]&amp;&quot;,&quot;&amp;[.H368]" office:value-type="string" office:string-value="selectSetHotcueDeckD1Press,176,4,13,1">
            <text:p>selectSetHotcueDeckD1Press,176,4,1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69]&amp;[.A369]&amp;[.C369]&amp;[.D369]" office:value-type="string" office:string-value="selectSetHotcueDeckD1Release">
            <text:p>selectSetHotcueDeckD1Release</text:p>
          </table:table-cell>
          <table:table-cell table:formula="of:=[.I369]&amp;&quot;,&quot;&amp;&quot;176&quot;&amp;&quot;,&quot;&amp;[.F369]&amp;&quot;,&quot;&amp;[.G369]&amp;&quot;,&quot;&amp;[.H369]" office:value-type="string" office:string-value="selectSetHotcueDeckD1Release,176,4,13,0">
            <text:p>selectSetHotcueDeckD1Release,176,4,1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70]&amp;[.A370]&amp;[.C370]&amp;[.D370]" office:value-type="string" office:string-value="selectSetHotcueDeckD2Press">
            <text:p>selectSetHotcueDeckD2Press</text:p>
          </table:table-cell>
          <table:table-cell table:formula="of:=[.I370]&amp;&quot;,&quot;&amp;&quot;176&quot;&amp;&quot;,&quot;&amp;[.F370]&amp;&quot;,&quot;&amp;[.G370]&amp;&quot;,&quot;&amp;[.H370]" office:value-type="string" office:string-value="selectSetHotcueDeckD2Press,176,4,14,1">
            <text:p>selectSetHotcueDeckD2Press,176,4,1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71]&amp;[.A371]&amp;[.C371]&amp;[.D371]" office:value-type="string" office:string-value="selectSetHotcueDeckD2Release">
            <text:p>selectSetHotcueDeckD2Release</text:p>
          </table:table-cell>
          <table:table-cell table:formula="of:=[.I371]&amp;&quot;,&quot;&amp;&quot;176&quot;&amp;&quot;,&quot;&amp;[.F371]&amp;&quot;,&quot;&amp;[.G371]&amp;&quot;,&quot;&amp;[.H371]" office:value-type="string" office:string-value="selectSetHotcueDeckD2Release,176,4,14,0">
            <text:p>selectSetHotcueDeckD2Release,176,4,14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72]&amp;[.A372]&amp;[.C372]&amp;[.D372]" office:value-type="string" office:string-value="selectSetHotcueDeckD3Press">
            <text:p>selectSetHotcueDeckD3Press</text:p>
          </table:table-cell>
          <table:table-cell table:formula="of:=[.I372]&amp;&quot;,&quot;&amp;&quot;176&quot;&amp;&quot;,&quot;&amp;[.F372]&amp;&quot;,&quot;&amp;[.G372]&amp;&quot;,&quot;&amp;[.H372]" office:value-type="string" office:string-value="selectSetHotcueDeckD3Press,176,4,15,1">
            <text:p>selectSetHotcueDeckD3Press,176,4,1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73]&amp;[.A373]&amp;[.C373]&amp;[.D373]" office:value-type="string" office:string-value="selectSetHotcueDeckD3Release">
            <text:p>selectSetHotcueDeckD3Release</text:p>
          </table:table-cell>
          <table:table-cell table:formula="of:=[.I373]&amp;&quot;,&quot;&amp;&quot;176&quot;&amp;&quot;,&quot;&amp;[.F373]&amp;&quot;,&quot;&amp;[.G373]&amp;&quot;,&quot;&amp;[.H373]" office:value-type="string" office:string-value="selectSetHotcueDeckD3Release,176,4,15,0">
            <text:p>selectSetHotcueDeckD3Release,176,4,1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74]&amp;[.A374]&amp;[.C374]&amp;[.D374]" office:value-type="string" office:string-value="selectSetHotcueDeckD4Press">
            <text:p>selectSetHotcueDeckD4Press</text:p>
          </table:table-cell>
          <table:table-cell table:formula="of:=[.I374]&amp;&quot;,&quot;&amp;&quot;176&quot;&amp;&quot;,&quot;&amp;[.F374]&amp;&quot;,&quot;&amp;[.G374]&amp;&quot;,&quot;&amp;[.H374]" office:value-type="string" office:string-value="selectSetHotcueDeckD4Press,176,4,16,1">
            <text:p>selectSetHotcueDeckD4Press,176,4,1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75]&amp;[.A375]&amp;[.C375]&amp;[.D375]" office:value-type="string" office:string-value="selectSetHotcueDeckD4Release">
            <text:p>selectSetHotcueDeckD4Release</text:p>
          </table:table-cell>
          <table:table-cell table:formula="of:=[.I375]&amp;&quot;,&quot;&amp;&quot;176&quot;&amp;&quot;,&quot;&amp;[.F375]&amp;&quot;,&quot;&amp;[.G375]&amp;&quot;,&quot;&amp;[.H375]" office:value-type="string" office:string-value="selectSetHotcueDeckD4Release,176,4,16,0">
            <text:p>selectSetHotcueDeckD4Release,176,4,1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76]&amp;[.A376]&amp;[.C376]&amp;[.D376]" office:value-type="string" office:string-value="selectSetHotcueDeckD5Press">
            <text:p>selectSetHotcueDeckD5Press</text:p>
          </table:table-cell>
          <table:table-cell table:formula="of:=[.I376]&amp;&quot;,&quot;&amp;&quot;176&quot;&amp;&quot;,&quot;&amp;[.F376]&amp;&quot;,&quot;&amp;[.G376]&amp;&quot;,&quot;&amp;[.H376]" office:value-type="string" office:string-value="selectSetHotcueDeckD5Press,176,4,17,1">
            <text:p>selectSetHotcueDeckD5Press,176,4,1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77]&amp;[.A377]&amp;[.C377]&amp;[.D377]" office:value-type="string" office:string-value="selectSetHotcueDeckD5Release">
            <text:p>selectSetHotcueDeckD5Release</text:p>
          </table:table-cell>
          <table:table-cell table:formula="of:=[.I377]&amp;&quot;,&quot;&amp;&quot;176&quot;&amp;&quot;,&quot;&amp;[.F377]&amp;&quot;,&quot;&amp;[.G377]&amp;&quot;,&quot;&amp;[.H377]" office:value-type="string" office:string-value="selectSetHotcueDeckD5Release,176,4,17,0">
            <text:p>selectSetHotcueDeckD5Release,176,4,1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78]&amp;[.A378]&amp;[.C378]&amp;[.D378]" office:value-type="string" office:string-value="selectSetHotcueDeckD6Press">
            <text:p>selectSetHotcueDeckD6Press</text:p>
          </table:table-cell>
          <table:table-cell table:formula="of:=[.I378]&amp;&quot;,&quot;&amp;&quot;176&quot;&amp;&quot;,&quot;&amp;[.F378]&amp;&quot;,&quot;&amp;[.G378]&amp;&quot;,&quot;&amp;[.H378]" office:value-type="string" office:string-value="selectSetHotcueDeckD6Press,176,4,18,1">
            <text:p>selectSetHotcueDeckD6Press,176,4,1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79]&amp;[.A379]&amp;[.C379]&amp;[.D379]" office:value-type="string" office:string-value="selectSetHotcueDeckD6Release">
            <text:p>selectSetHotcueDeckD6Release</text:p>
          </table:table-cell>
          <table:table-cell table:formula="of:=[.I379]&amp;&quot;,&quot;&amp;&quot;176&quot;&amp;&quot;,&quot;&amp;[.F379]&amp;&quot;,&quot;&amp;[.G379]&amp;&quot;,&quot;&amp;[.H379]" office:value-type="string" office:string-value="selectSetHotcueDeckD6Release,176,4,18,0">
            <text:p>selectSetHotcueDeckD6Release,176,4,1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80]&amp;[.A380]&amp;[.C380]&amp;[.D380]" office:value-type="string" office:string-value="selectSetHotcueDeckD7Press">
            <text:p>selectSetHotcueDeckD7Press</text:p>
          </table:table-cell>
          <table:table-cell table:formula="of:=[.I380]&amp;&quot;,&quot;&amp;&quot;176&quot;&amp;&quot;,&quot;&amp;[.F380]&amp;&quot;,&quot;&amp;[.G380]&amp;&quot;,&quot;&amp;[.H380]" office:value-type="string" office:string-value="selectSetHotcueDeckD7Press,176,4,19,1">
            <text:p>selectSetHotcueDeckD7Press,176,4,1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81]&amp;[.A381]&amp;[.C381]&amp;[.D381]" office:value-type="string" office:string-value="selectSetHotcueDeckD7Release">
            <text:p>selectSetHotcueDeckD7Release</text:p>
          </table:table-cell>
          <table:table-cell table:formula="of:=[.I381]&amp;&quot;,&quot;&amp;&quot;176&quot;&amp;&quot;,&quot;&amp;[.F381]&amp;&quot;,&quot;&amp;[.G381]&amp;&quot;,&quot;&amp;[.H381]" office:value-type="string" office:string-value="selectSetHotcueDeckD7Release,176,4,19,0">
            <text:p>selectSetHotcueDeckD7Release,176,4,1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82]&amp;[.A382]&amp;[.C382]&amp;[.D382]" office:value-type="string" office:string-value="selectSetHotcueDeckD8Press">
            <text:p>selectSetHotcueDeckD8Press</text:p>
          </table:table-cell>
          <table:table-cell table:formula="of:=[.I382]&amp;&quot;,&quot;&amp;&quot;176&quot;&amp;&quot;,&quot;&amp;[.F382]&amp;&quot;,&quot;&amp;[.G382]&amp;&quot;,&quot;&amp;[.H382]" office:value-type="string" office:string-value="selectSetHotcueDeckD8Press,176,4,20,1">
            <text:p>selectSetHotcueDeckD8Press,176,4,2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83]&amp;[.A383]&amp;[.C383]&amp;[.D383]" office:value-type="string" office:string-value="selectSetHotcueDeckD8Release">
            <text:p>selectSetHotcueDeckD8Release</text:p>
          </table:table-cell>
          <table:table-cell table:formula="of:=[.I383]&amp;&quot;,&quot;&amp;&quot;176&quot;&amp;&quot;,&quot;&amp;[.F383]&amp;&quot;,&quot;&amp;[.G383]&amp;&quot;,&quot;&amp;[.H383]" office:value-type="string" office:string-value="selectSetHotcueDeckD8Release,176,4,20,0">
            <text:p>selectSetHotcueDeckD8Release,176,4,2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84]&amp;[.A384]&amp;[.C384]" office:value-type="string" office:string-value="deleteHotcueDeckD1">
            <text:p>deleteHotcueDeckD1</text:p>
          </table:table-cell>
          <table:table-cell table:formula="of:=[.I384]&amp;&quot;,&quot;&amp;&quot;176&quot;&amp;&quot;,&quot;&amp;[.F384]&amp;&quot;,&quot;&amp;[.G384]&amp;&quot;,&quot;&amp;[.H384]" office:value-type="string" office:string-value="deleteHotcueDeckD1,176,4,21,1">
            <text:p>deleteHotcueDeckD1,176,4,2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85]&amp;[.A385]&amp;[.C385]" office:value-type="string" office:string-value="deleteHotcueDeckD2">
            <text:p>deleteHotcueDeckD2</text:p>
          </table:table-cell>
          <table:table-cell table:formula="of:=[.I385]&amp;&quot;,&quot;&amp;&quot;176&quot;&amp;&quot;,&quot;&amp;[.F385]&amp;&quot;,&quot;&amp;[.G385]&amp;&quot;,&quot;&amp;[.H385]" office:value-type="string" office:string-value="deleteHotcueDeckD2,176,4,22,1">
            <text:p>deleteHotcueDeckD2,176,4,2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86]&amp;[.A386]&amp;[.C386]" office:value-type="string" office:string-value="deleteHotcueDeckD3">
            <text:p>deleteHotcueDeckD3</text:p>
          </table:table-cell>
          <table:table-cell table:formula="of:=[.I386]&amp;&quot;,&quot;&amp;&quot;176&quot;&amp;&quot;,&quot;&amp;[.F386]&amp;&quot;,&quot;&amp;[.G386]&amp;&quot;,&quot;&amp;[.H386]" office:value-type="string" office:string-value="deleteHotcueDeckD3,176,4,23,1">
            <text:p>deleteHotcueDeckD3,176,4,2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87]&amp;[.A387]&amp;[.C387]" office:value-type="string" office:string-value="deleteHotcueDeckD4">
            <text:p>deleteHotcueDeckD4</text:p>
          </table:table-cell>
          <table:table-cell table:formula="of:=[.I387]&amp;&quot;,&quot;&amp;&quot;176&quot;&amp;&quot;,&quot;&amp;[.F387]&amp;&quot;,&quot;&amp;[.G387]&amp;&quot;,&quot;&amp;[.H387]" office:value-type="string" office:string-value="deleteHotcueDeckD4,176,4,24,1">
            <text:p>deleteHotcueDeckD4,176,4,2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88]&amp;[.A388]&amp;[.C388]" office:value-type="string" office:string-value="deleteHotcueDeckD5">
            <text:p>deleteHotcueDeckD5</text:p>
          </table:table-cell>
          <table:table-cell table:formula="of:=[.I388]&amp;&quot;,&quot;&amp;&quot;176&quot;&amp;&quot;,&quot;&amp;[.F388]&amp;&quot;,&quot;&amp;[.G388]&amp;&quot;,&quot;&amp;[.H388]" office:value-type="string" office:string-value="deleteHotcueDeckD5,176,4,25,1">
            <text:p>deleteHotcueDeckD5,176,4,2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89]&amp;[.A389]&amp;[.C389]" office:value-type="string" office:string-value="deleteHotcueDeckD6">
            <text:p>deleteHotcueDeckD6</text:p>
          </table:table-cell>
          <table:table-cell table:formula="of:=[.I389]&amp;&quot;,&quot;&amp;&quot;176&quot;&amp;&quot;,&quot;&amp;[.F389]&amp;&quot;,&quot;&amp;[.G389]&amp;&quot;,&quot;&amp;[.H389]" office:value-type="string" office:string-value="deleteHotcueDeckD6,176,4,26,1">
            <text:p>deleteHotcueDeckD6,176,4,2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90]&amp;[.A390]&amp;[.C390]" office:value-type="string" office:string-value="deleteHotcueDeckD7">
            <text:p>deleteHotcueDeckD7</text:p>
          </table:table-cell>
          <table:table-cell table:formula="of:=[.I390]&amp;&quot;,&quot;&amp;&quot;176&quot;&amp;&quot;,&quot;&amp;[.F390]&amp;&quot;,&quot;&amp;[.G390]&amp;&quot;,&quot;&amp;[.H390]" office:value-type="string" office:string-value="deleteHotcueDeckD7,176,4,27,1">
            <text:p>deleteHotcueDeckD7,176,4,2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91]&amp;[.A391]&amp;[.C391]" office:value-type="string" office:string-value="deleteHotcueDeckD8">
            <text:p>deleteHotcueDeckD8</text:p>
          </table:table-cell>
          <table:table-cell table:formula="of:=[.I391]&amp;&quot;,&quot;&amp;&quot;176&quot;&amp;&quot;,&quot;&amp;[.F391]&amp;&quot;,&quot;&amp;[.G391]&amp;&quot;,&quot;&amp;[.H391]" office:value-type="string" office:string-value="deleteHotcueDeckD8,176,4,28,1">
            <text:p>deleteHotcueDeckD8,176,4,2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92]&amp;[.A392]&amp;[.C392]" office:value-type="string" office:string-value="hotcueTypeDeckD1">
            <text:p>hotcueTypeDeckD1</text:p>
          </table:table-cell>
          <table:table-cell table:formula="of:=[.I392]&amp;&quot;,&quot;&amp;&quot;176&quot;&amp;&quot;,&quot;&amp;[.F392]&amp;&quot;,&quot;&amp;[.G392]&amp;&quot;,&quot;&amp;[.H392]" office:value-type="string" office:string-value="hotcueTypeDeckD1,176,4,29,1">
            <text:p>hotcueTypeDeckD1,176,4,2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93]&amp;[.A393]&amp;[.C393]" office:value-type="string" office:string-value="hotcueTypeDeckD2">
            <text:p>hotcueTypeDeckD2</text:p>
          </table:table-cell>
          <table:table-cell table:formula="of:=[.I393]&amp;&quot;,&quot;&amp;&quot;176&quot;&amp;&quot;,&quot;&amp;[.F393]&amp;&quot;,&quot;&amp;[.G393]&amp;&quot;,&quot;&amp;[.H393]" office:value-type="string" office:string-value="hotcueTypeDeckD2,176,4,30,1">
            <text:p>hotcueTypeDeckD2,176,4,3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94]&amp;[.A394]&amp;[.C394]" office:value-type="string" office:string-value="hotcueTypeDeckD3">
            <text:p>hotcueTypeDeckD3</text:p>
          </table:table-cell>
          <table:table-cell table:formula="of:=[.I394]&amp;&quot;,&quot;&amp;&quot;176&quot;&amp;&quot;,&quot;&amp;[.F394]&amp;&quot;,&quot;&amp;[.G394]&amp;&quot;,&quot;&amp;[.H394]" office:value-type="string" office:string-value="hotcueTypeDeckD3,176,4,31,1">
            <text:p>hotcueTypeDeckD3,176,4,3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95]&amp;[.A395]&amp;[.C395]" office:value-type="string" office:string-value="hotcueTypeDeckD4">
            <text:p>hotcueTypeDeckD4</text:p>
          </table:table-cell>
          <table:table-cell table:formula="of:=[.I395]&amp;&quot;,&quot;&amp;&quot;176&quot;&amp;&quot;,&quot;&amp;[.F395]&amp;&quot;,&quot;&amp;[.G395]&amp;&quot;,&quot;&amp;[.H395]" office:value-type="string" office:string-value="hotcueTypeDeckD4,176,4,32,1">
            <text:p>hotcueTypeDeckD4,176,4,3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96]&amp;[.A396]&amp;[.C396]" office:value-type="string" office:string-value="hotcueTypeDeckD5">
            <text:p>hotcueTypeDeckD5</text:p>
          </table:table-cell>
          <table:table-cell table:formula="of:=[.I396]&amp;&quot;,&quot;&amp;&quot;176&quot;&amp;&quot;,&quot;&amp;[.F396]&amp;&quot;,&quot;&amp;[.G396]&amp;&quot;,&quot;&amp;[.H396]" office:value-type="string" office:string-value="hotcueTypeDeckD5,176,4,33,1">
            <text:p>hotcueTypeDeckD5,176,4,3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97]&amp;[.A397]&amp;[.C397]" office:value-type="string" office:string-value="hotcueTypeDeckD6">
            <text:p>hotcueTypeDeckD6</text:p>
          </table:table-cell>
          <table:table-cell table:formula="of:=[.I397]&amp;&quot;,&quot;&amp;&quot;176&quot;&amp;&quot;,&quot;&amp;[.F397]&amp;&quot;,&quot;&amp;[.G397]&amp;&quot;,&quot;&amp;[.H397]" office:value-type="string" office:string-value="hotcueTypeDeckD6,176,4,34,1">
            <text:p>hotcueTypeDeckD6,176,4,3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98]&amp;[.A398]&amp;[.C398]" office:value-type="string" office:string-value="hotcueTypeDeckD7">
            <text:p>hotcueTypeDeckD7</text:p>
          </table:table-cell>
          <table:table-cell table:formula="of:=[.I398]&amp;&quot;,&quot;&amp;&quot;176&quot;&amp;&quot;,&quot;&amp;[.F398]&amp;&quot;,&quot;&amp;[.G398]&amp;&quot;,&quot;&amp;[.H398]" office:value-type="string" office:string-value="hotcueTypeDeckD7,176,4,35,1">
            <text:p>hotcueTypeDeckD7,176,4,3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99]&amp;[.A399]&amp;[.C399]" office:value-type="string" office:string-value="hotcueTypeDeckD8">
            <text:p>hotcueTypeDeckD8</text:p>
          </table:table-cell>
          <table:table-cell table:formula="of:=[.I399]&amp;&quot;,&quot;&amp;&quot;176&quot;&amp;&quot;,&quot;&amp;[.F399]&amp;&quot;,&quot;&amp;[.G399]&amp;&quot;,&quot;&amp;[.H399]" office:value-type="string" office:string-value="hotcueTypeDeckD8,176,4,36,1">
            <text:p>hotcueTypeDeckD8,176,4,3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400]&amp;[.A400]" office:value-type="string" office:string-value="playReturnDeckD">
            <text:p>playReturnDeckD</text:p>
          </table:table-cell>
          <table:table-cell table:formula="of:=[.I400]&amp;&quot;,&quot;&amp;&quot;176&quot;&amp;&quot;,&quot;&amp;[.F400]&amp;&quot;,&quot;&amp;[.G400]&amp;&quot;,&quot;&amp;[.H400]" office:value-type="string" office:string-value="playReturnDeckD,176,4,37,1">
            <text:p>playReturnDeckD,176,4,3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401]&amp;[.A401]&amp;[.C401]&amp;[.D401]" office:value-type="string" office:string-value="jogTurnDeckDFineForward">
            <text:p>jogTurnDeckDFineForward</text:p>
          </table:table-cell>
          <table:table-cell table:formula="of:=[.I401]&amp;&quot;,&quot;&amp;&quot;176&quot;&amp;&quot;,&quot;&amp;[.F401]&amp;&quot;,&quot;&amp;[.G401]&amp;&quot;,&quot;&amp;[.H401]" office:value-type="string" office:string-value="jogTurnDeckDFineForward,176,4,38,1">
            <text:p>jogTurnDeckDFineForward,176,4,3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402]&amp;[.A402]&amp;[.C402]&amp;[.D402]" office:value-type="string" office:string-value="jogTurnDeckDFineBackward">
            <text:p>jogTurnDeckDFineBackward</text:p>
          </table:table-cell>
          <table:table-cell table:formula="of:=[.I402]&amp;&quot;,&quot;&amp;&quot;176&quot;&amp;&quot;,&quot;&amp;[.F402]&amp;&quot;,&quot;&amp;[.G402]&amp;&quot;,&quot;&amp;[.H402]" office:value-type="string" office:string-value="jogTurnDeckDFineBackward,176,4,39,1">
            <text:p>jogTurnDeckDFineBackward,176,4,3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403]&amp;[.A403]&amp;[.C403]&amp;[.D403]" office:value-type="string" office:string-value="jogTurnDeckDCoarseForward">
            <text:p>jogTurnDeckDCoarseForward</text:p>
          </table:table-cell>
          <table:table-cell table:formula="of:=[.I403]&amp;&quot;,&quot;&amp;&quot;176&quot;&amp;&quot;,&quot;&amp;[.F403]&amp;&quot;,&quot;&amp;[.G403]&amp;&quot;,&quot;&amp;[.H403]" office:value-type="string" office:string-value="jogTurnDeckDCoarseForward,176,4,40,1">
            <text:p>jogTurnDeckDCoarseForward,176,4,4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404]&amp;[.A404]&amp;[.C404]&amp;[.D404]" office:value-type="string" office:string-value="jogTurnDeckDCoarseBackward">
            <text:p>jogTurnDeckDCoarseBackward</text:p>
          </table:table-cell>
          <table:table-cell table:formula="of:=[.I404]&amp;&quot;,&quot;&amp;&quot;176&quot;&amp;&quot;,&quot;&amp;[.F404]&amp;&quot;,&quot;&amp;[.G404]&amp;&quot;,&quot;&amp;[.H404]" office:value-type="string" office:string-value="jogTurnDeckDCoarseBackward,176,4,41,1">
            <text:p>jogTurnDeckDCoarseBackward,176,4,4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405]&amp;[.A405]" office:value-type="string" office:string-value="phaseSyncDeckD">
            <text:p>phaseSyncDeckD</text:p>
          </table:table-cell>
          <table:table-cell table:formula="of:=[.I405]&amp;&quot;,&quot;&amp;&quot;176&quot;&amp;&quot;,&quot;&amp;[.F405]&amp;&quot;,&quot;&amp;[.G405]&amp;&quot;,&quot;&amp;[.H405]" office:value-type="string" office:string-value="phaseSyncDeckD,176,4,42,1">
            <text:p>phaseSyncDeckD,176,4,4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406]&amp;[.A406]" office:value-type="string" office:string-value="syncOnDeckD">
            <text:p>syncOnDeckD</text:p>
          </table:table-cell>
          <table:table-cell table:formula="of:=[.I406]&amp;&quot;,&quot;&amp;&quot;176&quot;&amp;&quot;,&quot;&amp;[.F406]&amp;&quot;,&quot;&amp;[.G406]&amp;&quot;,&quot;&amp;[.H406]" office:value-type="string" office:string-value="syncOnDeckD,176,4,43,1">
            <text:p>syncOnDeckD,176,4,4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407]&amp;[.A407]" office:value-type="string" office:string-value="syncOnReturnDeckD">
            <text:p>syncOnReturnDeckD</text:p>
          </table:table-cell>
          <table:table-cell table:formula="of:=[.I407]&amp;&quot;,&quot;&amp;&quot;176&quot;&amp;&quot;,&quot;&amp;[.F407]&amp;&quot;,&quot;&amp;[.G407]&amp;&quot;,&quot;&amp;[.H407]" office:value-type="string" office:string-value="syncOnReturnDeckD,176,4,44,1">
            <text:p>syncOnReturnDeckD,176,4,4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408]&amp;[.A408]" office:value-type="string" office:string-value="tempoMasterDeckD">
            <text:p>tempoMasterDeckD</text:p>
          </table:table-cell>
          <table:table-cell table:formula="of:=[.I408]&amp;&quot;,&quot;&amp;&quot;176&quot;&amp;&quot;,&quot;&amp;[.F408]&amp;&quot;,&quot;&amp;[.G408]&amp;&quot;,&quot;&amp;[.H408]" office:value-type="string" office:string-value="tempoMasterDeckD,176,4,45,1">
            <text:p>tempoMasterDeckD,176,4,4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409]&amp;[.A409]" office:value-type="string" office:string-value="tempoMasterReturnDeckD">
            <text:p>tempoMasterReturnDeckD</text:p>
          </table:table-cell>
          <table:table-cell table:formula="of:=[.I409]&amp;&quot;,&quot;&amp;&quot;176&quot;&amp;&quot;,&quot;&amp;[.F409]&amp;&quot;,&quot;&amp;[.G409]&amp;&quot;,&quot;&amp;[.H409]" office:value-type="string" office:string-value="tempoMasterReturnDeckD,176,4,46,1">
            <text:p>tempoMasterReturnDeckD,176,4,4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410]&amp;[.E410]&amp;[.C410]&amp;[.A410]" office:value-type="string" office:string-value="slot1VolumeDeckD">
            <text:p>slot1VolumeDeckD</text:p>
          </table:table-cell>
          <table:table-cell table:formula="of:=[.I410]&amp;&quot;,&quot;&amp;&quot;176&quot;&amp;&quot;,&quot;&amp;[.F410]&amp;&quot;,&quot;&amp;[.G410]&amp;&quot;,&quot;&amp;[.H410]" office:value-type="string" office:string-value="slot1VolumeDeckD,176,4,47,1">
            <text:p>slot1VolumeDeckD,176,4,4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 table:number-rows-repeated="104815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.08.2016</text:date>, <text:time>17:4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0T17:48:31.32</dc:date>
    <meta:editing-duration>P1DT11H43M22S</meta:editing-duration>
    <meta:editing-cycles>28</meta:editing-cycles>
    <meta:generator>OpenOffice/4.1.2$Win32 OpenOffice.org_project/412m3$Build-9782</meta:generator>
    <dc:creator>Sebastian Teister</dc:creator>
    <meta:document-statistic meta:table-count="1" meta:cell-count="3270" meta:object-count="0"/>
  </office:meta>
</office:document-meta>
</file>